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rga y descarga 60 microF" table:style-name="ta1">
        <table:shapes>
          <draw:frame draw:z-index="0" draw:style-name="gr1" draw:text-style-name="P1" svg:width="442.49pt" svg:height="354.93pt" svg:x="131.3pt" svg:y="15.14pt">
            <loext:p draw:notify-on-update-of-ranges="'Carga y descarga 60 microF'.A3:'Carga y descarga 60 microF'.A42 'Carga y descarga 60 microF'.B21:'Carga y descarga 60 microF'.B21 'Carga y descarga 60 microF'.B3:'Carga y descarga 60 microF'.B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0.28pt" svg:height="313pt" svg:x="1091.31pt" svg:y="18.62pt">
            <loext:p draw:notify-on-update-of-ranges="'Carga y descarga 60 microF'.P3:'Carga y descarga 60 microF'.P40 'Carga y descarga 60 microF'.Q2:'Carga y descarga 60 microF'.Q2 'Carga y descarga 60 microF'.Q3:'Carga y descarga 60 microF'.Q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38.09pt" svg:height="286.27pt" svg:x="1283.3pt" svg:y="616.71pt">
            <loext:p draw:notify-on-update-of-ranges="'Carga y descarga 60 microF'.S50:'Carga y descarga 60 microF'.S87 'Carga y descarga 60 microF'.T49:'Carga y descarga 60 microF'.T49 'Carga y descarga 60 microF'.T50:'Carga y descarga 60 microF'.T8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39.17pt" svg:height="340.95pt" svg:x="195.31pt" svg:y="616.71pt">
            <loext:p draw:notify-on-update-of-ranges="'Carga y descarga 60 microF'.B50:'Carga y descarga 60 microF'.B88 'Carga y descarga 60 microF'.C49:'Carga y descarga 60 microF'.C49 'Carga y descarga 60 microF'.C50:'Carga y descarga 60 microF'.C8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(s)</text:p>
          </table:table-cell>
          <table:table-cell office:value-type="string" calcext:value-type="string">
            <text:p>I(A)</text:p>
          </table:table-cell>
          <table:table-cell table:number-columns-repeated="13"/>
          <table:table-cell office:value-type="string" calcext:value-type="string">
            <text:p>T(s)</text:p>
          </table:table-cell>
          <table:table-cell office:value-type="string" calcext:value-type="string">
            <text:p>I(A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table:formula="of:=[.A3] + 15" office:value-type="float" office:value="15" calcext:value-type="float">
            <text:p>15</text:p>
          </table:table-cell>
          <table:table-cell office:value-type="float" office:value="0.00357" calcext:value-type="float">
            <text:p>0.00357</text:p>
          </table:table-cell>
          <table:table-cell table:number-columns-repeated="13"/>
          <table:table-cell table:formula="of:=[.P3] + 15" office:value-type="float" office:value="15" calcext:value-type="float">
            <text:p>15</text:p>
          </table:table-cell>
          <table:table-cell office:value-type="float" office:value="0.00273" calcext:value-type="float">
            <text:p>0.00273</text:p>
          </table:table-cell>
          <table:table-cell table:number-columns-repeated="3"/>
        </table:table-row>
        <table:table-row table:style-name="ro1">
          <table:table-cell table:formula="of:=[.A4] + 15" office:value-type="float" office:value="30" calcext:value-type="float">
            <text:p>30</text:p>
          </table:table-cell>
          <table:table-cell office:value-type="float" office:value="0.00324" calcext:value-type="float">
            <text:p>0.00324</text:p>
          </table:table-cell>
          <table:table-cell table:number-columns-repeated="13"/>
          <table:table-cell table:formula="of:=[.P4] + 15" office:value-type="float" office:value="30" calcext:value-type="float">
            <text:p>30</text:p>
          </table:table-cell>
          <table:table-cell office:value-type="float" office:value="0.00242" calcext:value-type="float">
            <text:p>0.00242</text:p>
          </table:table-cell>
          <table:table-cell table:number-columns-repeated="3"/>
        </table:table-row>
        <table:table-row table:style-name="ro1">
          <table:table-cell table:formula="of:=[.A5] + 15" office:value-type="float" office:value="45" calcext:value-type="float">
            <text:p>45</text:p>
          </table:table-cell>
          <table:table-cell office:value-type="float" office:value="0.0029" calcext:value-type="float">
            <text:p>0.0029</text:p>
          </table:table-cell>
          <table:table-cell table:number-columns-repeated="13"/>
          <table:table-cell table:formula="of:=[.P5] + 15" office:value-type="float" office:value="45" calcext:value-type="float">
            <text:p>45</text:p>
          </table:table-cell>
          <table:table-cell office:value-type="float" office:value="0.00214" calcext:value-type="float">
            <text:p>0.00214</text:p>
          </table:table-cell>
          <table:table-cell table:number-columns-repeated="3"/>
        </table:table-row>
        <table:table-row table:style-name="ro1">
          <table:table-cell table:formula="of:= 15 + [.A6]" office:value-type="float" office:value="60" calcext:value-type="float">
            <text:p>60</text:p>
          </table:table-cell>
          <table:table-cell table:number-columns-repeated="14"/>
          <table:table-cell table:formula="of:=[.P6] + 15" office:value-type="float" office:value="60" calcext:value-type="float">
            <text:p>60</text:p>
          </table:table-cell>
          <table:table-cell office:value-type="float" office:value="0.00184" calcext:value-type="float">
            <text:p>0.00184</text:p>
          </table:table-cell>
          <table:table-cell table:number-columns-repeated="3"/>
        </table:table-row>
        <table:table-row table:style-name="ro1">
          <table:table-cell table:formula="of:= 15 + [.A7]" office:value-type="float" office:value="75" calcext:value-type="float">
            <text:p>75</text:p>
          </table:table-cell>
          <table:table-cell office:value-type="float" office:value="0.00263" calcext:value-type="float">
            <text:p>0.00263</text:p>
          </table:table-cell>
          <table:table-cell table:number-columns-repeated="13"/>
          <table:table-cell table:formula="of:=[.P7] + 15" office:value-type="float" office:value="75" calcext:value-type="float">
            <text:p>75</text:p>
          </table:table-cell>
          <table:table-cell office:value-type="float" office:value="0.00163" calcext:value-type="float">
            <text:p>0.00163</text:p>
          </table:table-cell>
          <table:table-cell table:number-columns-repeated="3"/>
        </table:table-row>
        <table:table-row table:style-name="ro1">
          <table:table-cell table:formula="of:= 15 + [.A8]" office:value-type="float" office:value="90" calcext:value-type="float">
            <text:p>90</text:p>
          </table:table-cell>
          <table:table-cell office:value-type="float" office:value="0.00237" calcext:value-type="float">
            <text:p>0.00237</text:p>
          </table:table-cell>
          <table:table-cell table:number-columns-repeated="13"/>
          <table:table-cell table:formula="of:=[.P8] + 15" office:value-type="float" office:value="90" calcext:value-type="float">
            <text:p>90</text:p>
          </table:table-cell>
          <table:table-cell office:value-type="float" office:value="0.00141" calcext:value-type="float">
            <text:p>0.00141</text:p>
          </table:table-cell>
          <table:table-cell table:number-columns-repeated="3"/>
        </table:table-row>
        <table:table-row table:style-name="ro1">
          <table:table-cell table:formula="of:= 15 + [.A9]" office:value-type="float" office:value="105" calcext:value-type="float">
            <text:p>105</text:p>
          </table:table-cell>
          <table:table-cell office:value-type="float" office:value="0.00216" calcext:value-type="float">
            <text:p>0.00216</text:p>
          </table:table-cell>
          <table:table-cell table:number-columns-repeated="13"/>
          <table:table-cell table:formula="of:=[.P9] + 15" office:value-type="float" office:value="105" calcext:value-type="float">
            <text:p>105</text:p>
          </table:table-cell>
          <table:table-cell office:value-type="float" office:value="0.00124" calcext:value-type="float">
            <text:p>0.00124</text:p>
          </table:table-cell>
          <table:table-cell table:number-columns-repeated="3"/>
        </table:table-row>
        <table:table-row table:style-name="ro1">
          <table:table-cell table:formula="of:= 15 + [.A10]" office:value-type="float" office:value="120" calcext:value-type="float">
            <text:p>120</text:p>
          </table:table-cell>
          <table:table-cell office:value-type="float" office:value="0.00197" calcext:value-type="float">
            <text:p>0.00197</text:p>
          </table:table-cell>
          <table:table-cell table:number-columns-repeated="13"/>
          <table:table-cell table:formula="of:=[.P10] + 15" office:value-type="float" office:value="120" calcext:value-type="float">
            <text:p>120</text:p>
          </table:table-cell>
          <table:table-cell office:value-type="float" office:value="0.00108" calcext:value-type="float">
            <text:p>0.00108</text:p>
          </table:table-cell>
          <table:table-cell table:number-columns-repeated="3"/>
        </table:table-row>
        <table:table-row table:style-name="ro1">
          <table:table-cell table:formula="of:= 15 + [.A11]" office:value-type="float" office:value="135" calcext:value-type="float">
            <text:p>135</text:p>
          </table:table-cell>
          <table:table-cell office:value-type="float" office:value="0.00182" calcext:value-type="float">
            <text:p>0.00182</text:p>
          </table:table-cell>
          <table:table-cell table:number-columns-repeated="13"/>
          <table:table-cell table:formula="of:=[.P11] + 15" office:value-type="float" office:value="135" calcext:value-type="float">
            <text:p>135</text:p>
          </table:table-cell>
          <table:table-cell office:value-type="float" office:value="0.00095" calcext:value-type="float">
            <text:p>0.00095</text:p>
          </table:table-cell>
          <table:table-cell table:number-columns-repeated="3"/>
        </table:table-row>
        <table:table-row table:style-name="ro1">
          <table:table-cell table:formula="of:= 15 + [.A12]" office:value-type="float" office:value="150" calcext:value-type="float">
            <text:p>150</text:p>
          </table:table-cell>
          <table:table-cell office:value-type="float" office:value="0.00167" calcext:value-type="float">
            <text:p>0.00167</text:p>
          </table:table-cell>
          <table:table-cell table:number-columns-repeated="13"/>
          <table:table-cell table:formula="of:=[.P12] + 15" office:value-type="float" office:value="150" calcext:value-type="float">
            <text:p>150</text:p>
          </table:table-cell>
          <table:table-cell office:value-type="float" office:value="0.00083" calcext:value-type="float">
            <text:p>0.00083</text:p>
          </table:table-cell>
          <table:table-cell table:number-columns-repeated="3"/>
        </table:table-row>
        <table:table-row table:style-name="ro1">
          <table:table-cell table:formula="of:= 15 + [.A13]" office:value-type="float" office:value="165" calcext:value-type="float">
            <text:p>165</text:p>
          </table:table-cell>
          <table:table-cell office:value-type="float" office:value="0.00156" calcext:value-type="float">
            <text:p>0.00156</text:p>
          </table:table-cell>
          <table:table-cell table:number-columns-repeated="13"/>
          <table:table-cell table:formula="of:=[.P13] + 15" office:value-type="float" office:value="165" calcext:value-type="float">
            <text:p>165</text:p>
          </table:table-cell>
          <table:table-cell office:value-type="float" office:value="0.00072" calcext:value-type="float">
            <text:p>0.00072</text:p>
          </table:table-cell>
          <table:table-cell table:number-columns-repeated="3"/>
        </table:table-row>
        <table:table-row table:style-name="ro1">
          <table:table-cell table:formula="of:= 15 + [.A14]" office:value-type="float" office:value="180" calcext:value-type="float">
            <text:p>180</text:p>
          </table:table-cell>
          <table:table-cell office:value-type="float" office:value="0.00145" calcext:value-type="float">
            <text:p>0.00145</text:p>
          </table:table-cell>
          <table:table-cell table:number-columns-repeated="13"/>
          <table:table-cell table:formula="of:=[.P14] + 15" office:value-type="float" office:value="180" calcext:value-type="float">
            <text:p>180</text:p>
          </table:table-cell>
          <table:table-cell office:value-type="float" office:value="0.00062" calcext:value-type="float">
            <text:p>0.00062</text:p>
          </table:table-cell>
          <table:table-cell table:number-columns-repeated="3"/>
        </table:table-row>
        <table:table-row table:style-name="ro1">
          <table:table-cell table:formula="of:= 15 + [.A15]" office:value-type="float" office:value="195" calcext:value-type="float">
            <text:p>195</text:p>
          </table:table-cell>
          <table:table-cell office:value-type="float" office:value="0.00136" calcext:value-type="float">
            <text:p>0.00136</text:p>
          </table:table-cell>
          <table:table-cell table:number-columns-repeated="13"/>
          <table:table-cell table:formula="of:=[.P15] + 15" office:value-type="float" office:value="195" calcext:value-type="float">
            <text:p>195</text:p>
          </table:table-cell>
          <table:table-cell office:value-type="float" office:value="0.00054" calcext:value-type="float">
            <text:p>0.00054</text:p>
          </table:table-cell>
          <table:table-cell table:number-columns-repeated="3"/>
        </table:table-row>
        <table:table-row table:style-name="ro1">
          <table:table-cell table:formula="of:= 15 + [.A16]" office:value-type="float" office:value="210" calcext:value-type="float">
            <text:p>210</text:p>
          </table:table-cell>
          <table:table-cell office:value-type="float" office:value="0.00128" calcext:value-type="float">
            <text:p>0.00128</text:p>
          </table:table-cell>
          <table:table-cell table:number-columns-repeated="13"/>
          <table:table-cell table:formula="of:=[.P16] + 15" office:value-type="float" office:value="210" calcext:value-type="float">
            <text:p>210</text:p>
          </table:table-cell>
          <table:table-cell office:value-type="float" office:value="0.00048" calcext:value-type="float">
            <text:p>0.00048</text:p>
          </table:table-cell>
          <table:table-cell table:number-columns-repeated="3"/>
        </table:table-row>
        <table:table-row table:style-name="ro1">
          <table:table-cell table:formula="of:= 15 + [.A17]" office:value-type="float" office:value="225" calcext:value-type="float">
            <text:p>225</text:p>
          </table:table-cell>
          <table:table-cell office:value-type="float" office:value="0.0012" calcext:value-type="float">
            <text:p>0.0012</text:p>
          </table:table-cell>
          <table:table-cell table:number-columns-repeated="13"/>
          <table:table-cell table:formula="of:=[.P17] + 15" office:value-type="float" office:value="225" calcext:value-type="float">
            <text:p>225</text:p>
          </table:table-cell>
          <table:table-cell office:value-type="float" office:value="0.00041" calcext:value-type="float">
            <text:p>0.00041</text:p>
          </table:table-cell>
          <table:table-cell table:number-columns-repeated="3"/>
        </table:table-row>
        <table:table-row table:style-name="ro1">
          <table:table-cell table:formula="of:= 15 + [.A18]" office:value-type="float" office:value="240" calcext:value-type="float">
            <text:p>240</text:p>
          </table:table-cell>
          <table:table-cell office:value-type="float" office:value="0.00115" calcext:value-type="float">
            <text:p>0.00115</text:p>
          </table:table-cell>
          <table:table-cell table:number-columns-repeated="13"/>
          <table:table-cell table:formula="of:=[.P18] + 15" office:value-type="float" office:value="240" calcext:value-type="float">
            <text:p>240</text:p>
          </table:table-cell>
          <table:table-cell office:value-type="float" office:value="0.00036" calcext:value-type="float">
            <text:p>0.00036</text:p>
          </table:table-cell>
          <table:table-cell table:number-columns-repeated="3"/>
        </table:table-row>
        <table:table-row table:style-name="ro1">
          <table:table-cell table:formula="of:= 15 + [.A19]" office:value-type="float" office:value="255" calcext:value-type="float">
            <text:p>255</text:p>
          </table:table-cell>
          <table:table-cell office:value-type="float" office:value="0.00109" calcext:value-type="float">
            <text:p>0.00109</text:p>
          </table:table-cell>
          <table:table-cell table:number-columns-repeated="13"/>
          <table:table-cell table:formula="of:=[.P19] + 15" office:value-type="float" office:value="255" calcext:value-type="float">
            <text:p>255</text:p>
          </table:table-cell>
          <table:table-cell office:value-type="float" office:value="0.00031" calcext:value-type="float">
            <text:p>0.00031</text:p>
          </table:table-cell>
          <table:table-cell table:number-columns-repeated="3"/>
        </table:table-row>
        <table:table-row table:style-name="ro1">
          <table:table-cell table:formula="of:= 15 + [.A20]" office:value-type="float" office:value="270" calcext:value-type="float">
            <text:p>270</text:p>
          </table:table-cell>
          <table:table-cell office:value-type="float" office:value="0.00105" calcext:value-type="float">
            <text:p>0.00105</text:p>
          </table:table-cell>
          <table:table-cell table:number-columns-repeated="13"/>
          <table:table-cell table:formula="of:=[.P20] + 15" office:value-type="float" office:value="270" calcext:value-type="float">
            <text:p>270</text:p>
          </table:table-cell>
          <table:table-cell office:value-type="float" office:value="0.00027" calcext:value-type="float">
            <text:p>0.00027</text:p>
          </table:table-cell>
          <table:table-cell table:number-columns-repeated="3"/>
        </table:table-row>
        <table:table-row table:style-name="ro1">
          <table:table-cell table:formula="of:= 15 + [.A21]" office:value-type="float" office:value="285" calcext:value-type="float">
            <text:p>285</text:p>
          </table:table-cell>
          <table:table-cell office:value-type="float" office:value="0.00101" calcext:value-type="float">
            <text:p>0.00101</text:p>
          </table:table-cell>
          <table:table-cell table:number-columns-repeated="13"/>
          <table:table-cell table:formula="of:=[.P21] + 15" office:value-type="float" office:value="285" calcext:value-type="float">
            <text:p>285</text:p>
          </table:table-cell>
          <table:table-cell office:value-type="float" office:value="0.00024" calcext:value-type="float">
            <text:p>0.00024</text:p>
          </table:table-cell>
          <table:table-cell table:number-columns-repeated="3"/>
        </table:table-row>
        <table:table-row table:style-name="ro1">
          <table:table-cell table:formula="of:= 15 + [.A22]" office:value-type="float" office:value="300" calcext:value-type="float">
            <text:p>300</text:p>
          </table:table-cell>
          <table:table-cell office:value-type="float" office:value="0.00097" calcext:value-type="float">
            <text:p>0.00097</text:p>
          </table:table-cell>
          <table:table-cell table:number-columns-repeated="13"/>
          <table:table-cell table:formula="of:=[.P22] + 15" office:value-type="float" office:value="300" calcext:value-type="float">
            <text:p>300</text:p>
          </table:table-cell>
          <table:table-cell office:value-type="float" office:value="0.00021" calcext:value-type="float">
            <text:p>0.00021</text:p>
          </table:table-cell>
          <table:table-cell table:number-columns-repeated="3"/>
        </table:table-row>
        <table:table-row table:style-name="ro1">
          <table:table-cell table:formula="of:= 15 + [.A23]" office:value-type="float" office:value="315" calcext:value-type="float">
            <text:p>315</text:p>
          </table:table-cell>
          <table:table-cell office:value-type="float" office:value="0.00094" calcext:value-type="float">
            <text:p>0.00094</text:p>
          </table:table-cell>
          <table:table-cell table:number-columns-repeated="13"/>
          <table:table-cell table:formula="of:=[.P23] + 15" office:value-type="float" office:value="315" calcext:value-type="float">
            <text:p>315</text:p>
          </table:table-cell>
          <table:table-cell office:value-type="float" office:value="0.00018" calcext:value-type="float">
            <text:p>0.00018</text:p>
          </table:table-cell>
          <table:table-cell table:number-columns-repeated="3"/>
        </table:table-row>
        <table:table-row table:style-name="ro1">
          <table:table-cell table:formula="of:= 15 + [.A24]" office:value-type="float" office:value="330" calcext:value-type="float">
            <text:p>330</text:p>
          </table:table-cell>
          <table:table-cell office:value-type="float" office:value="0.00091" calcext:value-type="float">
            <text:p>0.00091</text:p>
          </table:table-cell>
          <table:table-cell table:number-columns-repeated="13"/>
          <table:table-cell table:formula="of:=[.P24] + 15" office:value-type="float" office:value="330" calcext:value-type="float">
            <text:p>330</text:p>
          </table:table-cell>
          <table:table-cell office:value-type="float" office:value="0.00015" calcext:value-type="float">
            <text:p>0.00015</text:p>
          </table:table-cell>
          <table:table-cell table:number-columns-repeated="3"/>
        </table:table-row>
        <table:table-row table:style-name="ro1">
          <table:table-cell table:formula="of:= 15 + [.A25]" office:value-type="float" office:value="345" calcext:value-type="float">
            <text:p>345</text:p>
          </table:table-cell>
          <table:table-cell office:value-type="float" office:value="0.00089" calcext:value-type="float">
            <text:p>0.00089</text:p>
          </table:table-cell>
          <table:table-cell table:number-columns-repeated="13"/>
          <table:table-cell table:formula="of:=[.P25] + 15" office:value-type="float" office:value="345" calcext:value-type="float">
            <text:p>345</text:p>
          </table:table-cell>
          <table:table-cell office:value-type="float" office:value="0.00013" calcext:value-type="float">
            <text:p>0.00013</text:p>
          </table:table-cell>
          <table:table-cell table:number-columns-repeated="3"/>
        </table:table-row>
        <table:table-row table:style-name="ro1">
          <table:table-cell table:formula="of:= 15 + [.A26]" office:value-type="float" office:value="360" calcext:value-type="float">
            <text:p>360</text:p>
          </table:table-cell>
          <table:table-cell office:value-type="float" office:value="0.00087" calcext:value-type="float">
            <text:p>0.00087</text:p>
          </table:table-cell>
          <table:table-cell table:number-columns-repeated="13"/>
          <table:table-cell table:formula="of:=[.P26] + 15" office:value-type="float" office:value="360" calcext:value-type="float">
            <text:p>360</text:p>
          </table:table-cell>
          <table:table-cell office:value-type="float" office:value="0.00012" calcext:value-type="float">
            <text:p>0.00012</text:p>
          </table:table-cell>
          <table:table-cell table:number-columns-repeated="3"/>
        </table:table-row>
        <table:table-row table:style-name="ro1">
          <table:table-cell table:formula="of:= 15 + [.A27]" office:value-type="float" office:value="375" calcext:value-type="float">
            <text:p>375</text:p>
          </table:table-cell>
          <table:table-cell office:value-type="float" office:value="0.00085" calcext:value-type="float">
            <text:p>0.00085</text:p>
          </table:table-cell>
          <table:table-cell table:number-columns-repeated="13"/>
          <table:table-cell table:formula="of:=[.P27] + 15" office:value-type="float" office:value="375" calcext:value-type="float">
            <text:p>375</text:p>
          </table:table-cell>
          <table:table-cell office:value-type="float" office:value="0.0001" calcext:value-type="float">
            <text:p>0.0001</text:p>
          </table:table-cell>
          <table:table-cell table:number-columns-repeated="3"/>
        </table:table-row>
        <table:table-row table:style-name="ro1">
          <table:table-cell table:formula="of:= 15 + [.A28]" office:value-type="float" office:value="390" calcext:value-type="float">
            <text:p>390</text:p>
          </table:table-cell>
          <table:table-cell office:value-type="float" office:value="0.00083" calcext:value-type="float">
            <text:p>0.00083</text:p>
          </table:table-cell>
          <table:table-cell table:number-columns-repeated="13"/>
          <table:table-cell table:formula="of:=[.P28] + 15" office:value-type="float" office:value="390" calcext:value-type="float">
            <text:p>390</text:p>
          </table:table-cell>
          <table:table-cell office:value-type="float" office:value="0.00009" calcext:value-type="float">
            <text:p>9E-05</text:p>
          </table:table-cell>
          <table:table-cell table:number-columns-repeated="3"/>
        </table:table-row>
        <table:table-row table:style-name="ro1">
          <table:table-cell table:formula="of:= 15 + [.A29]" office:value-type="float" office:value="405" calcext:value-type="float">
            <text:p>405</text:p>
          </table:table-cell>
          <table:table-cell office:value-type="float" office:value="0.00082" calcext:value-type="float">
            <text:p>0.00082</text:p>
          </table:table-cell>
          <table:table-cell table:number-columns-repeated="13"/>
          <table:table-cell table:formula="of:=[.P29] + 15" office:value-type="float" office:value="405" calcext:value-type="float">
            <text:p>405</text:p>
          </table:table-cell>
          <table:table-cell office:value-type="float" office:value="0.00008" calcext:value-type="float">
            <text:p>8E-05</text:p>
          </table:table-cell>
          <table:table-cell table:number-columns-repeated="3"/>
        </table:table-row>
        <table:table-row table:style-name="ro1">
          <table:table-cell table:formula="of:= 15 + [.A30]" office:value-type="float" office:value="420" calcext:value-type="float">
            <text:p>420</text:p>
          </table:table-cell>
          <table:table-cell office:value-type="float" office:value="0.00081" calcext:value-type="float">
            <text:p>0.00081</text:p>
          </table:table-cell>
          <table:table-cell table:number-columns-repeated="13"/>
          <table:table-cell table:formula="of:=[.P30] + 15" office:value-type="float" office:value="420" calcext:value-type="float">
            <text:p>420</text:p>
          </table:table-cell>
          <table:table-cell office:value-type="float" office:value="0.00007" calcext:value-type="float">
            <text:p>7E-05</text:p>
          </table:table-cell>
          <table:table-cell table:number-columns-repeated="3"/>
        </table:table-row>
        <table:table-row table:style-name="ro1">
          <table:table-cell table:formula="of:= 15 + [.A31]" office:value-type="float" office:value="435" calcext:value-type="float">
            <text:p>435</text:p>
          </table:table-cell>
          <table:table-cell office:value-type="float" office:value="0.0008" calcext:value-type="float">
            <text:p>0.0008</text:p>
          </table:table-cell>
          <table:table-cell table:number-columns-repeated="13"/>
          <table:table-cell table:formula="of:=[.P31] + 15" office:value-type="float" office:value="435" calcext:value-type="float">
            <text:p>435</text:p>
          </table:table-cell>
          <table:table-cell office:value-type="float" office:value="0.00006" calcext:value-type="float">
            <text:p>6E-05</text:p>
          </table:table-cell>
          <table:table-cell table:number-columns-repeated="3"/>
        </table:table-row>
        <table:table-row table:style-name="ro1">
          <table:table-cell table:formula="of:= 15 + [.A32]" office:value-type="float" office:value="450" calcext:value-type="float">
            <text:p>450</text:p>
          </table:table-cell>
          <table:table-cell office:value-type="float" office:value="0.00079" calcext:value-type="float">
            <text:p>0.00079</text:p>
          </table:table-cell>
          <table:table-cell table:number-columns-repeated="13"/>
          <table:table-cell table:formula="of:=[.P32] + 15" office:value-type="float" office:value="450" calcext:value-type="float">
            <text:p>450</text:p>
          </table:table-cell>
          <table:table-cell office:value-type="float" office:value="0.00005" calcext:value-type="float">
            <text:p>5E-05</text:p>
          </table:table-cell>
          <table:table-cell table:number-columns-repeated="3"/>
        </table:table-row>
        <table:table-row table:style-name="ro1">
          <table:table-cell table:formula="of:= 15 + [.A33]" office:value-type="float" office:value="465" calcext:value-type="float">
            <text:p>465</text:p>
          </table:table-cell>
          <table:table-cell office:value-type="float" office:value="0.00078" calcext:value-type="float">
            <text:p>0.00078</text:p>
          </table:table-cell>
          <table:table-cell table:number-columns-repeated="13"/>
          <table:table-cell table:formula="of:=[.P33] + 15" office:value-type="float" office:value="465" calcext:value-type="float">
            <text:p>465</text:p>
          </table:table-cell>
          <table:table-cell office:value-type="float" office:value="0.00004" calcext:value-type="float">
            <text:p>4E-05</text:p>
          </table:table-cell>
          <table:table-cell table:number-columns-repeated="3"/>
        </table:table-row>
        <table:table-row table:style-name="ro1">
          <table:table-cell table:formula="of:= 15 + [.A34]" office:value-type="float" office:value="480" calcext:value-type="float">
            <text:p>480</text:p>
          </table:table-cell>
          <table:table-cell office:value-type="float" office:value="0.00078" calcext:value-type="float">
            <text:p>0.00078</text:p>
          </table:table-cell>
          <table:table-cell table:number-columns-repeated="13"/>
          <table:table-cell table:formula="of:=[.P34] + 15" office:value-type="float" office:value="480" calcext:value-type="float">
            <text:p>480</text:p>
          </table:table-cell>
          <table:table-cell office:value-type="float" office:value="0.00004" calcext:value-type="float">
            <text:p>4E-05</text:p>
          </table:table-cell>
          <table:table-cell table:number-columns-repeated="3"/>
        </table:table-row>
        <table:table-row table:style-name="ro1">
          <table:table-cell table:formula="of:= 15 + [.A35]" office:value-type="float" office:value="495" calcext:value-type="float">
            <text:p>495</text:p>
          </table:table-cell>
          <table:table-cell office:value-type="float" office:value="0.00077" calcext:value-type="float">
            <text:p>0.00077</text:p>
          </table:table-cell>
          <table:table-cell table:number-columns-repeated="13"/>
          <table:table-cell table:formula="of:=[.P35] + 15" office:value-type="float" office:value="495" calcext:value-type="float">
            <text:p>495</text:p>
          </table:table-cell>
          <table:table-cell office:value-type="float" office:value="0.00003" calcext:value-type="float">
            <text:p>3E-05</text:p>
          </table:table-cell>
          <table:table-cell table:number-columns-repeated="3"/>
        </table:table-row>
        <table:table-row table:style-name="ro1">
          <table:table-cell table:formula="of:= 15 + [.A36]" office:value-type="float" office:value="510" calcext:value-type="float">
            <text:p>510</text:p>
          </table:table-cell>
          <table:table-cell office:value-type="float" office:value="0.00077" calcext:value-type="float">
            <text:p>0.00077</text:p>
          </table:table-cell>
          <table:table-cell table:number-columns-repeated="13"/>
          <table:table-cell table:formula="of:=[.P36] + 15" office:value-type="float" office:value="510" calcext:value-type="float">
            <text:p>510</text:p>
          </table:table-cell>
          <table:table-cell office:value-type="float" office:value="0.00003" calcext:value-type="float">
            <text:p>3E-05</text:p>
          </table:table-cell>
          <table:table-cell table:number-columns-repeated="3"/>
        </table:table-row>
        <table:table-row table:style-name="ro1">
          <table:table-cell table:formula="of:= 15 + [.A37]" office:value-type="float" office:value="525" calcext:value-type="float">
            <text:p>525</text:p>
          </table:table-cell>
          <table:table-cell office:value-type="float" office:value="0.00076" calcext:value-type="float">
            <text:p>0.00076</text:p>
          </table:table-cell>
          <table:table-cell table:number-columns-repeated="13"/>
          <table:table-cell table:formula="of:=[.P37] + 15" office:value-type="float" office:value="525" calcext:value-type="float">
            <text:p>525</text:p>
          </table:table-cell>
          <table:table-cell office:value-type="float" office:value="0.00002" calcext:value-type="float">
            <text:p>2E-05</text:p>
          </table:table-cell>
          <table:table-cell table:number-columns-repeated="3"/>
        </table:table-row>
        <table:table-row table:style-name="ro1">
          <table:table-cell table:formula="of:= 15 + [.A38]" office:value-type="float" office:value="540" calcext:value-type="float">
            <text:p>540</text:p>
          </table:table-cell>
          <table:table-cell office:value-type="float" office:value="0.00076" calcext:value-type="float">
            <text:p>0.00076</text:p>
          </table:table-cell>
          <table:table-cell table:number-columns-repeated="13"/>
          <table:table-cell table:formula="of:=[.P38] + 15" office:value-type="float" office:value="540" calcext:value-type="float">
            <text:p>540</text:p>
          </table:table-cell>
          <table:table-cell office:value-type="float" office:value="0.00002" calcext:value-type="float">
            <text:p>2E-05</text:p>
          </table:table-cell>
          <table:table-cell table:number-columns-repeated="3"/>
        </table:table-row>
        <table:table-row table:style-name="ro1">
          <table:table-cell table:formula="of:= 15 + [.A39]" office:value-type="float" office:value="555" calcext:value-type="float">
            <text:p>555</text:p>
          </table:table-cell>
          <table:table-cell office:value-type="float" office:value="0.00075" calcext:value-type="float">
            <text:p>0.00075</text:p>
          </table:table-cell>
          <table:table-cell table:number-columns-repeated="13"/>
          <table:table-cell table:formula="of:=[.P39] + 15" office:value-type="float" office:value="555" calcext:value-type="float">
            <text:p>555</text:p>
          </table:table-cell>
          <table:table-cell office:value-type="float" office:value="0.00002" calcext:value-type="float">
            <text:p>2E-05</text:p>
          </table:table-cell>
          <table:table-cell table:number-columns-repeated="3"/>
        </table:table-row>
        <table:table-row table:style-name="ro1">
          <table:table-cell table:formula="of:= 15 + [.A40]" office:value-type="float" office:value="570" calcext:value-type="float">
            <text:p>570</text:p>
          </table:table-cell>
          <table:table-cell office:value-type="float" office:value="0.00075" calcext:value-type="float">
            <text:p>0.00075</text:p>
          </table:table-cell>
          <table:table-cell table:number-columns-repeated="18"/>
        </table:table-row>
        <table:table-row table:style-name="ro1">
          <table:table-cell table:formula="of:= 15 + [.A41]" office:value-type="float" office:value="585" calcext:value-type="float">
            <text:p>585</text:p>
          </table:table-cell>
          <table:table-cell office:value-type="float" office:value="0.00075" calcext:value-type="float">
            <text:p>0.00075</text:p>
          </table:table-cell>
          <table:table-cell table:number-columns-repeated="18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office:value-type="string" calcext:value-type="string">
            <text:p>V(V)</text:p>
          </table:table-cell>
          <table:table-cell office:value-type="string" calcext:value-type="string">
            <text:p>T(s)</text:p>
          </table:table-cell>
          <table:table-cell office:value-type="string" calcext:value-type="string">
            <text:p>Q ( C )</text:p>
          </table:table-cell>
          <table:table-cell table:number-columns-repeated="14"/>
          <table:table-cell office:value-type="string" calcext:value-type="string">
            <text:p>V(V)</text:p>
          </table:table-cell>
          <table:table-cell office:value-type="string" calcext:value-type="string">
            <text:p>T(s)</text:p>
          </table:table-cell>
          <table:table-cell office:value-type="string" calcext:value-type="string">
            <text:p>Q( C )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 6*10^-5 * [.A50]" office:value-type="float" office:value="0.0000024" calcext:value-type="float">
            <text:p>2.4E-06</text:p>
          </table:table-cell>
          <table:table-cell table:number-columns-repeated="14"/>
          <table:table-cell office:value-type="float" office:value="7.17" calcext:value-type="float">
            <text:p>7.17</text:p>
          </table:table-cell>
          <table:table-cell office:value-type="float" office:value="0" calcext:value-type="float">
            <text:p>0</text:p>
          </table:table-cell>
          <table:table-cell table:formula="of:=6*10^-5 * [.R50]" office:value-type="float" office:value="0.0004302" calcext:value-type="float">
            <text:p>0.000430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B50] + 15" office:value-type="float" office:value="15" calcext:value-type="float">
            <text:p>15</text:p>
          </table:table-cell>
          <table:table-cell table:formula="of:= 6*10^-5 * [.A51]" office:value-type="float" office:value="0.000054" calcext:value-type="float">
            <text:p>5.4E-05</text:p>
          </table:table-cell>
          <table:table-cell table:number-columns-repeated="14"/>
          <table:table-cell office:value-type="float" office:value="6.28" calcext:value-type="float">
            <text:p>6.28</text:p>
          </table:table-cell>
          <table:table-cell table:formula="of:=[.S50] + 15" office:value-type="float" office:value="15" calcext:value-type="float">
            <text:p>15</text:p>
          </table:table-cell>
          <table:table-cell table:formula="of:=6*10^-5 * [.R51]" office:value-type="float" office:value="0.0003768" calcext:value-type="float">
            <text:p>0.0003768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table:formula="of:=[.B51] + 15" office:value-type="float" office:value="30" calcext:value-type="float">
            <text:p>30</text:p>
          </table:table-cell>
          <table:table-cell table:formula="of:= 6*10^-5 * [.A52]" office:value-type="float" office:value="0.0001038" calcext:value-type="float">
            <text:p>0.0001038</text:p>
          </table:table-cell>
          <table:table-cell table:number-columns-repeated="14"/>
          <table:table-cell office:value-type="float" office:value="5.48" calcext:value-type="float">
            <text:p>5.48</text:p>
          </table:table-cell>
          <table:table-cell table:formula="of:=[.S51] + 15" office:value-type="float" office:value="30" calcext:value-type="float">
            <text:p>30</text:p>
          </table:table-cell>
          <table:table-cell table:formula="of:=6*10^-5 * [.R52]" office:value-type="float" office:value="0.0003288" calcext:value-type="float">
            <text:p>0.0003288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table:formula="of:=[.B52] + 15" office:value-type="float" office:value="45" calcext:value-type="float">
            <text:p>45</text:p>
          </table:table-cell>
          <table:table-cell table:formula="of:= 6*10^-5 * [.A53]" office:value-type="float" office:value="0.0001458" calcext:value-type="float">
            <text:p>0.0001458</text:p>
          </table:table-cell>
          <table:table-cell table:number-columns-repeated="14"/>
          <table:table-cell office:value-type="float" office:value="4.78" calcext:value-type="float">
            <text:p>4.78</text:p>
          </table:table-cell>
          <table:table-cell table:formula="of:=[.S52] + 15" office:value-type="float" office:value="45" calcext:value-type="float">
            <text:p>45</text:p>
          </table:table-cell>
          <table:table-cell table:formula="of:=6*10^-5 * [.R53]" office:value-type="float" office:value="0.0002868" calcext:value-type="float">
            <text:p>0.0002868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table:formula="of:=[.B53] + 15" office:value-type="float" office:value="60" calcext:value-type="float">
            <text:p>60</text:p>
          </table:table-cell>
          <table:table-cell table:formula="of:= 6*10^-5 * [.A54]" office:value-type="float" office:value="0.0001812" calcext:value-type="float">
            <text:p>0.0001812</text:p>
          </table:table-cell>
          <table:table-cell table:number-columns-repeated="14"/>
          <table:table-cell office:value-type="float" office:value="3.64" calcext:value-type="float">
            <text:p>3.64</text:p>
          </table:table-cell>
          <table:table-cell table:formula="of:=[.S53] + 15" office:value-type="float" office:value="60" calcext:value-type="float">
            <text:p>60</text:p>
          </table:table-cell>
          <table:table-cell table:formula="of:=6*10^-5 * [.R54]" office:value-type="float" office:value="0.0002184" calcext:value-type="float">
            <text:p>0.0002184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table:formula="of:=[.B54] + 15" office:value-type="float" office:value="75" calcext:value-type="float">
            <text:p>75</text:p>
          </table:table-cell>
          <table:table-cell table:formula="of:= 6*10^-5 * [.A55]" office:value-type="float" office:value="0.0002166" calcext:value-type="float">
            <text:p>0.0002166</text:p>
          </table:table-cell>
          <table:table-cell table:number-columns-repeated="14"/>
          <table:table-cell office:value-type="float" office:value="3.16" calcext:value-type="float">
            <text:p>3.16</text:p>
          </table:table-cell>
          <table:table-cell table:formula="of:=[.S54] + 15" office:value-type="float" office:value="75" calcext:value-type="float">
            <text:p>75</text:p>
          </table:table-cell>
          <table:table-cell table:formula="of:=6*10^-5 * [.R55]" office:value-type="float" office:value="0.0001896" calcext:value-type="float">
            <text:p>0.0001896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table:formula="of:=[.B55] + 15" office:value-type="float" office:value="90" calcext:value-type="float">
            <text:p>90</text:p>
          </table:table-cell>
          <table:table-cell table:formula="of:= 6*10^-5 * [.A56]" office:value-type="float" office:value="0.0002436" calcext:value-type="float">
            <text:p>0.0002436</text:p>
          </table:table-cell>
          <table:table-cell table:number-columns-repeated="14"/>
          <table:table-cell office:value-type="float" office:value="2.76" calcext:value-type="float">
            <text:p>2.76</text:p>
          </table:table-cell>
          <table:table-cell table:formula="of:=[.S55] + 15" office:value-type="float" office:value="90" calcext:value-type="float">
            <text:p>90</text:p>
          </table:table-cell>
          <table:table-cell table:formula="of:=6*10^-5 * [.R56]" office:value-type="float" office:value="0.0001656" calcext:value-type="float">
            <text:p>0.0001656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table:formula="of:=[.B56] + 15" office:value-type="float" office:value="105" calcext:value-type="float">
            <text:p>105</text:p>
          </table:table-cell>
          <table:table-cell table:formula="of:= 6*10^-5 * [.A57]" office:value-type="float" office:value="0.0002694" calcext:value-type="float">
            <text:p>0.0002694</text:p>
          </table:table-cell>
          <table:table-cell table:number-columns-repeated="14"/>
          <table:table-cell office:value-type="float" office:value="2.4" calcext:value-type="float">
            <text:p>2.4</text:p>
          </table:table-cell>
          <table:table-cell table:formula="of:=[.S56] + 15" office:value-type="float" office:value="105" calcext:value-type="float">
            <text:p>105</text:p>
          </table:table-cell>
          <table:table-cell table:formula="of:=6*10^-5 * [.R57]" office:value-type="float" office:value="0.000144" calcext:value-type="float">
            <text:p>0.000144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table:formula="of:=[.B57] + 15" office:value-type="float" office:value="120" calcext:value-type="float">
            <text:p>120</text:p>
          </table:table-cell>
          <table:table-cell table:formula="of:= 6*10^-5 * [.A58]" office:value-type="float" office:value="0.0002892" calcext:value-type="float">
            <text:p>0.0002892</text:p>
          </table:table-cell>
          <table:table-cell table:number-columns-repeated="14"/>
          <table:table-cell office:value-type="float" office:value="2.09" calcext:value-type="float">
            <text:p>2.09</text:p>
          </table:table-cell>
          <table:table-cell table:formula="of:=[.S57] + 15" office:value-type="float" office:value="120" calcext:value-type="float">
            <text:p>120</text:p>
          </table:table-cell>
          <table:table-cell table:formula="of:=6*10^-5 * [.R58]" office:value-type="float" office:value="0.0001254" calcext:value-type="float">
            <text:p>0.0001254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table:formula="of:=[.B58] + 15" office:value-type="float" office:value="135" calcext:value-type="float">
            <text:p>135</text:p>
          </table:table-cell>
          <table:table-cell table:formula="of:= 6*10^-5 * [.A59]" office:value-type="float" office:value="0.0003078" calcext:value-type="float">
            <text:p>0.0003078</text:p>
          </table:table-cell>
          <table:table-cell table:number-columns-repeated="14"/>
          <table:table-cell office:value-type="float" office:value="1.81" calcext:value-type="float">
            <text:p>1.81</text:p>
          </table:table-cell>
          <table:table-cell table:formula="of:=[.S58] + 15" office:value-type="float" office:value="135" calcext:value-type="float">
            <text:p>135</text:p>
          </table:table-cell>
          <table:table-cell table:formula="of:=6*10^-5 * [.R59]" office:value-type="float" office:value="0.0001086" calcext:value-type="float">
            <text:p>0.000108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B59] + 15" office:value-type="float" office:value="150" calcext:value-type="float">
            <text:p>150</text:p>
          </table:table-cell>
          <table:table-cell table:formula="of:= 6*10^-5 * [.A60]" office:value-type="float" office:value="0.000324" calcext:value-type="float">
            <text:p>0.000324</text:p>
          </table:table-cell>
          <table:table-cell table:number-columns-repeated="14"/>
          <table:table-cell office:value-type="float" office:value="1.58" calcext:value-type="float">
            <text:p>1.58</text:p>
          </table:table-cell>
          <table:table-cell table:formula="of:=[.S59] + 15" office:value-type="float" office:value="150" calcext:value-type="float">
            <text:p>150</text:p>
          </table:table-cell>
          <table:table-cell table:formula="of:=6*10^-5 * [.R60]" office:value-type="float" office:value="0.0000948" calcext:value-type="float">
            <text:p>9.48E-05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table:formula="of:=[.B60] + 15" office:value-type="float" office:value="165" calcext:value-type="float">
            <text:p>165</text:p>
          </table:table-cell>
          <table:table-cell table:formula="of:= 6*10^-5 * [.A61]" office:value-type="float" office:value="0.0003378" calcext:value-type="float">
            <text:p>0.0003378</text:p>
          </table:table-cell>
          <table:table-cell table:number-columns-repeated="14"/>
          <table:table-cell office:value-type="float" office:value="1.38" calcext:value-type="float">
            <text:p>1.38</text:p>
          </table:table-cell>
          <table:table-cell table:formula="of:=[.S60] + 15" office:value-type="float" office:value="165" calcext:value-type="float">
            <text:p>165</text:p>
          </table:table-cell>
          <table:table-cell table:formula="of:=6*10^-5 * [.R61]" office:value-type="float" office:value="0.0000828" calcext:value-type="float">
            <text:p>8.28E-05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table:formula="of:=[.B61] + 15" office:value-type="float" office:value="180" calcext:value-type="float">
            <text:p>180</text:p>
          </table:table-cell>
          <table:table-cell table:formula="of:= 6*10^-5 * [.A62]" office:value-type="float" office:value="0.0003492" calcext:value-type="float">
            <text:p>0.0003492</text:p>
          </table:table-cell>
          <table:table-cell table:number-columns-repeated="14"/>
          <table:table-cell office:value-type="float" office:value="1.2" calcext:value-type="float">
            <text:p>1.2</text:p>
          </table:table-cell>
          <table:table-cell table:formula="of:=[.S61] + 15" office:value-type="float" office:value="180" calcext:value-type="float">
            <text:p>180</text:p>
          </table:table-cell>
          <table:table-cell table:formula="of:=6*10^-5 * [.R62]" office:value-type="float" office:value="0.000072" calcext:value-type="float">
            <text:p>7.2E-05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table:formula="of:=[.B62] + 15" office:value-type="float" office:value="195" calcext:value-type="float">
            <text:p>195</text:p>
          </table:table-cell>
          <table:table-cell table:formula="of:= 6*10^-5 * [.A63]" office:value-type="float" office:value="0.0003612" calcext:value-type="float">
            <text:p>0.0003612</text:p>
          </table:table-cell>
          <table:table-cell table:number-columns-repeated="14"/>
          <table:table-cell office:value-type="float" office:value="1.04" calcext:value-type="float">
            <text:p>1.04</text:p>
          </table:table-cell>
          <table:table-cell table:formula="of:=[.S62] + 15" office:value-type="float" office:value="195" calcext:value-type="float">
            <text:p>195</text:p>
          </table:table-cell>
          <table:table-cell table:formula="of:=6*10^-5 * [.R63]" office:value-type="float" office:value="0.0000624" calcext:value-type="float">
            <text:p>6.24E-0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table:formula="of:=[.B63] + 15" office:value-type="float" office:value="210" calcext:value-type="float">
            <text:p>210</text:p>
          </table:table-cell>
          <table:table-cell table:formula="of:= 6*10^-5 * [.A64]" office:value-type="float" office:value="0.0003672" calcext:value-type="float">
            <text:p>0.0003672</text:p>
          </table:table-cell>
          <table:table-cell table:number-columns-repeated="14"/>
          <table:table-cell office:value-type="float" office:value="0.9" calcext:value-type="float">
            <text:p>0.9</text:p>
          </table:table-cell>
          <table:table-cell table:formula="of:=[.S63] + 15" office:value-type="float" office:value="210" calcext:value-type="float">
            <text:p>210</text:p>
          </table:table-cell>
          <table:table-cell table:formula="of:=6*10^-5 * [.R64]" office:value-type="float" office:value="0.000054" calcext:value-type="float">
            <text:p>5.4E-05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table:formula="of:=[.B64] + 15" office:value-type="float" office:value="225" calcext:value-type="float">
            <text:p>225</text:p>
          </table:table-cell>
          <table:table-cell table:formula="of:= 6*10^-5 * [.A65]" office:value-type="float" office:value="0.0003786" calcext:value-type="float">
            <text:p>0.0003786</text:p>
          </table:table-cell>
          <table:table-cell table:number-columns-repeated="14"/>
          <table:table-cell office:value-type="float" office:value="0.79" calcext:value-type="float">
            <text:p>0.79</text:p>
          </table:table-cell>
          <table:table-cell table:formula="of:=[.S64] + 15" office:value-type="float" office:value="225" calcext:value-type="float">
            <text:p>225</text:p>
          </table:table-cell>
          <table:table-cell table:formula="of:=6*10^-5 * [.R65]" office:value-type="float" office:value="0.0000474" calcext:value-type="float">
            <text:p>4.74E-05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table:formula="of:=[.B65] + 15" office:value-type="float" office:value="240" calcext:value-type="float">
            <text:p>240</text:p>
          </table:table-cell>
          <table:table-cell table:formula="of:= 6*10^-5 * [.A66]" office:value-type="float" office:value="0.0003858" calcext:value-type="float">
            <text:p>0.0003858</text:p>
          </table:table-cell>
          <table:table-cell table:number-columns-repeated="14"/>
          <table:table-cell office:value-type="float" office:value="0.69" calcext:value-type="float">
            <text:p>0.69</text:p>
          </table:table-cell>
          <table:table-cell table:formula="of:=[.S65] + 15" office:value-type="float" office:value="240" calcext:value-type="float">
            <text:p>240</text:p>
          </table:table-cell>
          <table:table-cell table:formula="of:=6*10^-5 * [.R66]" office:value-type="float" office:value="0.0000414" calcext:value-type="float">
            <text:p>4.14E-05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table:formula="of:=[.B66] + 15" office:value-type="float" office:value="255" calcext:value-type="float">
            <text:p>255</text:p>
          </table:table-cell>
          <table:table-cell table:formula="of:= 6*10^-5 * [.A67]" office:value-type="float" office:value="0.0003918" calcext:value-type="float">
            <text:p>0.0003918</text:p>
          </table:table-cell>
          <table:table-cell table:number-columns-repeated="14"/>
          <table:table-cell office:value-type="float" office:value="0.6" calcext:value-type="float">
            <text:p>0.6</text:p>
          </table:table-cell>
          <table:table-cell table:formula="of:=[.S66] + 15" office:value-type="float" office:value="255" calcext:value-type="float">
            <text:p>255</text:p>
          </table:table-cell>
          <table:table-cell table:formula="of:=6*10^-5 * [.R67]" office:value-type="float" office:value="0.000036" calcext:value-type="float">
            <text:p>3.6E-05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table:formula="of:=[.B67] + 15" office:value-type="float" office:value="270" calcext:value-type="float">
            <text:p>270</text:p>
          </table:table-cell>
          <table:table-cell table:formula="of:= 6*10^-5 * [.A68]" office:value-type="float" office:value="0.0003966" calcext:value-type="float">
            <text:p>0.0003966</text:p>
          </table:table-cell>
          <table:table-cell table:number-columns-repeated="14"/>
          <table:table-cell office:value-type="float" office:value="0.51" calcext:value-type="float">
            <text:p>0.51</text:p>
          </table:table-cell>
          <table:table-cell table:formula="of:=[.S67] + 15" office:value-type="float" office:value="270" calcext:value-type="float">
            <text:p>270</text:p>
          </table:table-cell>
          <table:table-cell table:formula="of:=6*10^-5 * [.R68]" office:value-type="float" office:value="0.0000306" calcext:value-type="float">
            <text:p>3.06E-0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[.B68] + 15" office:value-type="float" office:value="285" calcext:value-type="float">
            <text:p>285</text:p>
          </table:table-cell>
          <table:table-cell table:formula="of:= 6*10^-5 * [.A69]" office:value-type="float" office:value="0.000402" calcext:value-type="float">
            <text:p>0.000402</text:p>
          </table:table-cell>
          <table:table-cell table:number-columns-repeated="14"/>
          <table:table-cell office:value-type="float" office:value="0.45" calcext:value-type="float">
            <text:p>0.45</text:p>
          </table:table-cell>
          <table:table-cell table:formula="of:=[.S68] + 15" office:value-type="float" office:value="285" calcext:value-type="float">
            <text:p>285</text:p>
          </table:table-cell>
          <table:table-cell table:formula="of:=6*10^-5 * [.R69]"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table:formula="of:=[.B69] + 15" office:value-type="float" office:value="300" calcext:value-type="float">
            <text:p>300</text:p>
          </table:table-cell>
          <table:table-cell table:formula="of:= 6*10^-5 * [.A70]" office:value-type="float" office:value="0.0004056" calcext:value-type="float">
            <text:p>0.0004056</text:p>
          </table:table-cell>
          <table:table-cell table:number-columns-repeated="14"/>
          <table:table-cell office:value-type="float" office:value="0.39" calcext:value-type="float">
            <text:p>0.39</text:p>
          </table:table-cell>
          <table:table-cell table:formula="of:=[.S69] + 15" office:value-type="float" office:value="300" calcext:value-type="float">
            <text:p>300</text:p>
          </table:table-cell>
          <table:table-cell table:formula="of:=6*10^-5 * [.R70]" office:value-type="float" office:value="0.0000234" calcext:value-type="float">
            <text:p>2.34E-05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table:formula="of:=[.B70] + 15" office:value-type="float" office:value="315" calcext:value-type="float">
            <text:p>315</text:p>
          </table:table-cell>
          <table:table-cell table:formula="of:= 6*10^-5 * [.A71]" office:value-type="float" office:value="0.0004092" calcext:value-type="float">
            <text:p>0.0004092</text:p>
          </table:table-cell>
          <table:table-cell table:number-columns-repeated="14"/>
          <table:table-cell office:value-type="float" office:value="0.35" calcext:value-type="float">
            <text:p>0.35</text:p>
          </table:table-cell>
          <table:table-cell table:formula="of:=[.S70] + 15" office:value-type="float" office:value="315" calcext:value-type="float">
            <text:p>315</text:p>
          </table:table-cell>
          <table:table-cell table:formula="of:=6*10^-5 * [.R71]"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table:formula="of:=[.B71] + 15" office:value-type="float" office:value="330" calcext:value-type="float">
            <text:p>330</text:p>
          </table:table-cell>
          <table:table-cell table:formula="of:= 6*10^-5 * [.A72]" office:value-type="float" office:value="0.0004122" calcext:value-type="float">
            <text:p>0.0004122</text:p>
          </table:table-cell>
          <table:table-cell table:number-columns-repeated="14"/>
          <table:table-cell office:value-type="float" office:value="0.29" calcext:value-type="float">
            <text:p>0.29</text:p>
          </table:table-cell>
          <table:table-cell table:formula="of:=[.S71] + 15" office:value-type="float" office:value="330" calcext:value-type="float">
            <text:p>330</text:p>
          </table:table-cell>
          <table:table-cell table:formula="of:=6*10^-5 * [.R72]" office:value-type="float" office:value="0.0000174" calcext:value-type="float">
            <text:p>1.74E-05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table:formula="of:=[.B72] + 15" office:value-type="float" office:value="345" calcext:value-type="float">
            <text:p>345</text:p>
          </table:table-cell>
          <table:table-cell table:formula="of:= 6*10^-5 * [.A73]" office:value-type="float" office:value="0.0004152" calcext:value-type="float">
            <text:p>0.0004152</text:p>
          </table:table-cell>
          <table:table-cell table:number-columns-repeated="14"/>
          <table:table-cell office:value-type="float" office:value="0.26" calcext:value-type="float">
            <text:p>0.26</text:p>
          </table:table-cell>
          <table:table-cell table:formula="of:=[.S72] + 15" office:value-type="float" office:value="345" calcext:value-type="float">
            <text:p>345</text:p>
          </table:table-cell>
          <table:table-cell table:formula="of:=6*10^-5 * [.R73]" office:value-type="float" office:value="0.0000156" calcext:value-type="float">
            <text:p>1.56E-05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table:formula="of:=[.B73] + 15" office:value-type="float" office:value="360" calcext:value-type="float">
            <text:p>360</text:p>
          </table:table-cell>
          <table:table-cell table:formula="of:= 6*10^-5 * [.A74]" office:value-type="float" office:value="0.0004176" calcext:value-type="float">
            <text:p>0.0004176</text:p>
          </table:table-cell>
          <table:table-cell table:number-columns-repeated="14"/>
          <table:table-cell office:value-type="float" office:value="0.22" calcext:value-type="float">
            <text:p>0.22</text:p>
          </table:table-cell>
          <table:table-cell table:formula="of:=[.S73] + 15" office:value-type="float" office:value="360" calcext:value-type="float">
            <text:p>360</text:p>
          </table:table-cell>
          <table:table-cell table:formula="of:=6*10^-5 * [.R74]" office:value-type="float" office:value="0.0000132" calcext:value-type="float">
            <text:p>1.32E-05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table:formula="of:=[.B74] + 15" office:value-type="float" office:value="375" calcext:value-type="float">
            <text:p>375</text:p>
          </table:table-cell>
          <table:table-cell table:formula="of:= 6*10^-5 * [.A75]" office:value-type="float" office:value="0.0004194" calcext:value-type="float">
            <text:p>0.0004194</text:p>
          </table:table-cell>
          <table:table-cell table:number-columns-repeated="14"/>
          <table:table-cell office:value-type="float" office:value="0.19" calcext:value-type="float">
            <text:p>0.19</text:p>
          </table:table-cell>
          <table:table-cell table:formula="of:=[.S74] + 15" office:value-type="float" office:value="375" calcext:value-type="float">
            <text:p>375</text:p>
          </table:table-cell>
          <table:table-cell table:formula="of:=6*10^-5 * [.R75]" office:value-type="float" office:value="0.0000114" calcext:value-type="float">
            <text:p>1.14E-05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table:formula="of:=[.B75] + 15" office:value-type="float" office:value="390" calcext:value-type="float">
            <text:p>390</text:p>
          </table:table-cell>
          <table:table-cell table:formula="of:= 6*10^-5 * [.A76]" office:value-type="float" office:value="0.0004212" calcext:value-type="float">
            <text:p>0.0004212</text:p>
          </table:table-cell>
          <table:table-cell table:number-columns-repeated="14"/>
          <table:table-cell office:value-type="float" office:value="0.17" calcext:value-type="float">
            <text:p>0.17</text:p>
          </table:table-cell>
          <table:table-cell table:formula="of:=[.S75] + 15" office:value-type="float" office:value="390" calcext:value-type="float">
            <text:p>390</text:p>
          </table:table-cell>
          <table:table-cell table:formula="of:=6*10^-5 * [.R76]" office:value-type="float" office:value="0.0000102" calcext:value-type="float">
            <text:p>1.02E-05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table:formula="of:=[.B76] + 15" office:value-type="float" office:value="405" calcext:value-type="float">
            <text:p>405</text:p>
          </table:table-cell>
          <table:table-cell table:formula="of:= 6*10^-5 * [.A77]" office:value-type="float" office:value="0.0004242" calcext:value-type="float">
            <text:p>0.0004242</text:p>
          </table:table-cell>
          <table:table-cell table:number-columns-repeated="14"/>
          <table:table-cell office:value-type="float" office:value="0.14" calcext:value-type="float">
            <text:p>0.14</text:p>
          </table:table-cell>
          <table:table-cell table:formula="of:=[.S76] + 15" office:value-type="float" office:value="405" calcext:value-type="float">
            <text:p>405</text:p>
          </table:table-cell>
          <table:table-cell table:formula="of:=6*10^-5 * [.R77]" office:value-type="float" office:value="0.0000084" calcext:value-type="float">
            <text:p>8.4E-06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[.B77] + 15" office:value-type="float" office:value="420" calcext:value-type="float">
            <text:p>420</text:p>
          </table:table-cell>
          <table:table-cell table:formula="of:= 6*10^-5 * [.A78]" office:value-type="float" office:value="0.000426" calcext:value-type="float">
            <text:p>0.000426</text:p>
          </table:table-cell>
          <table:table-cell table:number-columns-repeated="14"/>
          <table:table-cell office:value-type="float" office:value="0.12" calcext:value-type="float">
            <text:p>0.12</text:p>
          </table:table-cell>
          <table:table-cell table:formula="of:=[.S77] + 15" office:value-type="float" office:value="420" calcext:value-type="float">
            <text:p>420</text:p>
          </table:table-cell>
          <table:table-cell table:formula="of:=6*10^-5 * [.R78]" office:value-type="float" office:value="0.0000072" calcext:value-type="float">
            <text:p>7.2E-06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table:formula="of:=[.B78] + 15" office:value-type="float" office:value="435" calcext:value-type="float">
            <text:p>435</text:p>
          </table:table-cell>
          <table:table-cell table:formula="of:= 6*10^-5 * [.A79]" office:value-type="float" office:value="0.0004272" calcext:value-type="float">
            <text:p>0.0004272</text:p>
          </table:table-cell>
          <table:table-cell table:number-columns-repeated="14"/>
          <table:table-cell office:value-type="float" office:value="0.11" calcext:value-type="float">
            <text:p>0.11</text:p>
          </table:table-cell>
          <table:table-cell table:formula="of:=[.S78] + 15" office:value-type="float" office:value="435" calcext:value-type="float">
            <text:p>435</text:p>
          </table:table-cell>
          <table:table-cell table:formula="of:=6*10^-5 * [.R79]" office:value-type="float" office:value="0.0000066" calcext:value-type="float">
            <text:p>6.6E-06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table:formula="of:=[.B79] + 15" office:value-type="float" office:value="450" calcext:value-type="float">
            <text:p>450</text:p>
          </table:table-cell>
          <table:table-cell table:formula="of:= 6*10^-5 * [.A80]" office:value-type="float" office:value="0.0004278" calcext:value-type="float">
            <text:p>0.0004278</text:p>
          </table:table-cell>
          <table:table-cell table:number-columns-repeated="14"/>
          <table:table-cell office:value-type="float" office:value="0.09" calcext:value-type="float">
            <text:p>0.09</text:p>
          </table:table-cell>
          <table:table-cell table:formula="of:=[.S79] + 15" office:value-type="float" office:value="450" calcext:value-type="float">
            <text:p>450</text:p>
          </table:table-cell>
          <table:table-cell table:formula="of:=6*10^-5 * [.R80]" office:value-type="float" office:value="0.0000054" calcext:value-type="float">
            <text:p>5.4E-06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table:formula="of:=[.B80] + 15" office:value-type="float" office:value="465" calcext:value-type="float">
            <text:p>465</text:p>
          </table:table-cell>
          <table:table-cell table:formula="of:= 6*10^-5 * [.A81]" office:value-type="float" office:value="0.0004284" calcext:value-type="float">
            <text:p>0.0004284</text:p>
          </table:table-cell>
          <table:table-cell table:number-columns-repeated="14"/>
          <table:table-cell office:value-type="float" office:value="0.08" calcext:value-type="float">
            <text:p>0.08</text:p>
          </table:table-cell>
          <table:table-cell table:formula="of:=[.S80] + 15" office:value-type="float" office:value="465" calcext:value-type="float">
            <text:p>465</text:p>
          </table:table-cell>
          <table:table-cell table:formula="of:=6*10^-5 * [.R81]" office:value-type="float" office:value="0.0000048" calcext:value-type="float">
            <text:p>4.8E-06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table:formula="of:=[.B81] + 15" office:value-type="float" office:value="480" calcext:value-type="float">
            <text:p>480</text:p>
          </table:table-cell>
          <table:table-cell table:formula="of:= 6*10^-5 * [.A82]" office:value-type="float" office:value="0.000429" calcext:value-type="float">
            <text:p>0.000429</text:p>
          </table:table-cell>
          <table:table-cell table:number-columns-repeated="14"/>
          <table:table-cell office:value-type="float" office:value="0.07" calcext:value-type="float">
            <text:p>0.07</text:p>
          </table:table-cell>
          <table:table-cell table:formula="of:=[.S81] + 15" office:value-type="float" office:value="480" calcext:value-type="float">
            <text:p>480</text:p>
          </table:table-cell>
          <table:table-cell table:formula="of:=6*10^-5 * [.R82]" office:value-type="float" office:value="0.0000042" calcext:value-type="float">
            <text:p>4.2E-06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table:formula="of:=[.B82] + 15" office:value-type="float" office:value="495" calcext:value-type="float">
            <text:p>495</text:p>
          </table:table-cell>
          <table:table-cell table:formula="of:= 6*10^-5 * [.A83]" office:value-type="float" office:value="0.0004296" calcext:value-type="float">
            <text:p>0.0004296</text:p>
          </table:table-cell>
          <table:table-cell table:number-columns-repeated="14"/>
          <table:table-cell office:value-type="float" office:value="0.06" calcext:value-type="float">
            <text:p>0.06</text:p>
          </table:table-cell>
          <table:table-cell table:formula="of:=[.S82] + 15" office:value-type="float" office:value="495" calcext:value-type="float">
            <text:p>495</text:p>
          </table:table-cell>
          <table:table-cell table:formula="of:=6*10^-5 * [.R83]" office:value-type="float" office:value="0.0000036" calcext:value-type="float">
            <text:p>3.6E-06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table:formula="of:=[.B83] + 15" office:value-type="float" office:value="510" calcext:value-type="float">
            <text:p>510</text:p>
          </table:table-cell>
          <table:table-cell table:formula="of:= 6*10^-5 * [.A84]" office:value-type="float" office:value="0.0004302" calcext:value-type="float">
            <text:p>0.0004302</text:p>
          </table:table-cell>
          <table:table-cell table:number-columns-repeated="14"/>
          <table:table-cell office:value-type="float" office:value="0.05" calcext:value-type="float">
            <text:p>0.05</text:p>
          </table:table-cell>
          <table:table-cell table:formula="of:=[.S83] + 15" office:value-type="float" office:value="510" calcext:value-type="float">
            <text:p>510</text:p>
          </table:table-cell>
          <table:table-cell table:formula="of:=6*10^-5 * [.R84]"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table:formula="of:=[.B84] + 15" office:value-type="float" office:value="525" calcext:value-type="float">
            <text:p>525</text:p>
          </table:table-cell>
          <table:table-cell table:formula="of:= 6*10^-5 * [.A85]" office:value-type="float" office:value="0.0004308" calcext:value-type="float">
            <text:p>0.0004308</text:p>
          </table:table-cell>
          <table:table-cell table:number-columns-repeated="14"/>
          <table:table-cell office:value-type="float" office:value="0.04" calcext:value-type="float">
            <text:p>0.04</text:p>
          </table:table-cell>
          <table:table-cell table:formula="of:=[.S84] + 15" office:value-type="float" office:value="525" calcext:value-type="float">
            <text:p>525</text:p>
          </table:table-cell>
          <table:table-cell table:formula="of:=6*10^-5 * [.R85]" office:value-type="float" office:value="0.0000024" calcext:value-type="float">
            <text:p>2.4E-06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table:formula="of:=[.B85] + 15" office:value-type="float" office:value="540" calcext:value-type="float">
            <text:p>540</text:p>
          </table:table-cell>
          <table:table-cell table:formula="of:= 6*10^-5 * [.A86]" office:value-type="float" office:value="0.0004308" calcext:value-type="float">
            <text:p>0.0004308</text:p>
          </table:table-cell>
          <table:table-cell table:number-columns-repeated="14"/>
          <table:table-cell office:value-type="float" office:value="0.04" calcext:value-type="float">
            <text:p>0.04</text:p>
          </table:table-cell>
          <table:table-cell table:formula="of:=[.S85] + 15" office:value-type="float" office:value="540" calcext:value-type="float">
            <text:p>540</text:p>
          </table:table-cell>
          <table:table-cell table:formula="of:=6*10^-5 * [.R86]" office:value-type="float" office:value="0.0000024" calcext:value-type="float">
            <text:p>2.4E-06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table:formula="of:=[.B86] + 15" office:value-type="float" office:value="555" calcext:value-type="float">
            <text:p>555</text:p>
          </table:table-cell>
          <table:table-cell table:formula="of:= 6*10^-5 * [.A87]" office:value-type="float" office:value="0.0004308" calcext:value-type="float">
            <text:p>0.0004308</text:p>
          </table:table-cell>
          <table:table-cell table:number-columns-repeated="14"/>
          <table:table-cell office:value-type="float" office:value="0.04" calcext:value-type="float">
            <text:p>0.04</text:p>
          </table:table-cell>
          <table:table-cell table:formula="of:=[.S86] + 15" office:value-type="float" office:value="555" calcext:value-type="float">
            <text:p>555</text:p>
          </table:table-cell>
          <table:table-cell table:formula="of:=6*10^-5 * [.R87]" office:value-type="float" office:value="0.0000024" calcext:value-type="float">
            <text:p>2.4E-06</text:p>
          </table:table-cell>
        </table:table-row>
      </table:table>
      <table:table table:name="Carga y descarga 4,7 microF" table:style-name="ta1">
        <table:shapes>
          <draw:frame draw:z-index="0" draw:style-name="gr1" draw:text-style-name="P1" svg:width="439.17pt" svg:height="296.73pt" svg:x="962.22pt" svg:y="5.81pt">
            <loext:p draw:notify-on-update-of-ranges="'Carga y descarga 4,7 microF'.N3:'Carga y descarga 4,7 microF'.N14 'Carga y descarga 4,7 microF'.O3:'Carga y descarga 4,7 microF'.O3 'Carga y descarga 4,7 microF'.O4:'Carga y descarga 4,7 microF'.O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391.72pt" svg:height="269.94pt" svg:x="1028.44pt" svg:y="347.92pt">
            <loext:p draw:notify-on-update-of-ranges="'Carga y descarga 4,7 microF'.O28:'Carga y descarga 4,7 microF'.O40 'Carga y descarga 4,7 microF'.P27:'Carga y descarga 4,7 microF'.P27 'Carga y descarga 4,7 microF'.P28:'Carga y descarga 4,7 microF'.P4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name="Intensidad frente a tiempo" draw:style-name="gr1" draw:text-style-name="P1" svg:width="453.51pt" svg:height="255.09pt" svg:x="130.85pt" svg:y="17.94pt">
            <loext:p draw:notify-on-update-of-ranges="'Carga y descarga 4,7 microF'.A3:'Carga y descarga 4,7 microF'.A16 'Carga y descarga 4,7 microF'.B2:'Carga y descarga 4,7 microF'.B2 'Carga y descarga 4,7 microF'.B3:'Carga y descarga 4,7 microF'.B1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436.96pt" svg:height="283.92pt" svg:x="195.31pt" svg:y="335.11pt">
            <loext:p draw:notify-on-update-of-ranges="'Carga y descarga 4,7 microF'.B28:'Carga y descarga 4,7 microF'.B41 'Carga y descarga 4,7 microF'.C27:'Carga y descarga 4,7 microF'.C27 'Carga y descarga 4,7 microF'.C28:'Carga y descarga 4,7 microF'.C4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I (A) 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82" calcext:value-type="float">
            <text:p>0.00382</text:p>
          </table:table-cell>
          <table:table-cell table:number-columns-repeated="11"/>
          <table:table-cell office:value-type="string" calcext:value-type="string">
            <text:p>T(s)</text:p>
          </table:table-cell>
          <table:table-cell office:value-type="string" calcext:value-type="string">
            <text:p>I(A)</text:p>
          </table:table-cell>
          <table:table-cell/>
        </table:table-row>
        <table:table-row table:style-name="ro1">
          <table:table-cell table:formula="of:= 15 + [.A3]" office:value-type="float" office:value="15" calcext:value-type="float">
            <text:p>15</text:p>
          </table:table-cell>
          <table:table-cell office:value-type="float" office:value="0.00268" calcext:value-type="float">
            <text:p>0.00268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0.00316" calcext:value-type="float">
            <text:p>0.00316</text:p>
          </table:table-cell>
          <table:table-cell/>
        </table:table-row>
        <table:table-row table:style-name="ro1">
          <table:table-cell table:formula="of:= 15 + [.A4]" office:value-type="float" office:value="30" calcext:value-type="float">
            <text:p>30</text:p>
          </table:table-cell>
          <table:table-cell office:value-type="float" office:value="0.00183" calcext:value-type="float">
            <text:p>0.00183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0.00189" calcext:value-type="float">
            <text:p>0.00189</text:p>
          </table:table-cell>
          <table:table-cell/>
        </table:table-row>
        <table:table-row table:style-name="ro1">
          <table:table-cell table:formula="of:= 15 + [.A5]" office:value-type="float" office:value="45" calcext:value-type="float">
            <text:p>45</text:p>
          </table:table-cell>
          <table:table-cell office:value-type="float" office:value="0.00136" calcext:value-type="float">
            <text:p>0.00136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0.00112" calcext:value-type="float">
            <text:p>0.00112</text:p>
          </table:table-cell>
          <table:table-cell/>
        </table:table-row>
        <table:table-row table:style-name="ro1">
          <table:table-cell table:formula="of:= 15 + [.A6]" office:value-type="float" office:value="60" calcext:value-type="float">
            <text:p>60</text:p>
          </table:table-cell>
          <table:table-cell office:value-type="float" office:value="0.00113" calcext:value-type="float">
            <text:p>0.00113</text:p>
          </table:table-cell>
          <table:table-cell table:number-columns-repeated="11"/>
          <table:table-cell office:value-type="float" office:value="45" calcext:value-type="float">
            <text:p>45</text:p>
          </table:table-cell>
          <table:table-cell office:value-type="float" office:value="0.0006" calcext:value-type="float">
            <text:p>0.0006</text:p>
          </table:table-cell>
          <table:table-cell/>
        </table:table-row>
        <table:table-row table:style-name="ro1">
          <table:table-cell table:formula="of:= 15 + [.A7]" office:value-type="float" office:value="75" calcext:value-type="float">
            <text:p>75</text:p>
          </table:table-cell>
          <table:table-cell office:value-type="float" office:value="0.00095" calcext:value-type="float">
            <text:p>0.00095</text:p>
          </table:table-cell>
          <table:table-cell table:number-columns-repeated="11"/>
          <table:table-cell office:value-type="float" office:value="60" calcext:value-type="float">
            <text:p>60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table:formula="of:= 15 + [.A8]" office:value-type="float" office:value="90" calcext:value-type="float">
            <text:p>90</text:p>
          </table:table-cell>
          <table:table-cell office:value-type="float" office:value="0.00086" calcext:value-type="float">
            <text:p>0.00086</text:p>
          </table:table-cell>
          <table:table-cell table:number-columns-repeated="11"/>
          <table:table-cell office:value-type="float" office:value="75" calcext:value-type="float">
            <text:p>75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formula="of:= 15 + [.A9]" office:value-type="float" office:value="105" calcext:value-type="float">
            <text:p>105</text:p>
          </table:table-cell>
          <table:table-cell office:value-type="float" office:value="0.00082" calcext:value-type="float">
            <text:p>0.00082</text:p>
          </table:table-cell>
          <table:table-cell table:number-columns-repeated="11"/>
          <table:table-cell office:value-type="float" office:value="90" calcext:value-type="float">
            <text:p>90</text:p>
          </table:table-cell>
          <table:table-cell office:value-type="float" office:value="0.00012" calcext:value-type="float">
            <text:p>0.00012</text:p>
          </table:table-cell>
          <table:table-cell/>
        </table:table-row>
        <table:table-row table:style-name="ro1">
          <table:table-cell table:formula="of:= 15 + [.A10]" office:value-type="float" office:value="120" calcext:value-type="float">
            <text:p>120</text:p>
          </table:table-cell>
          <table:table-cell office:value-type="float" office:value="0.00078" calcext:value-type="float">
            <text:p>0.00078</text:p>
          </table:table-cell>
          <table:table-cell table:number-columns-repeated="11"/>
          <table:table-cell office:value-type="float" office:value="105" calcext:value-type="float">
            <text:p>105</text:p>
          </table:table-cell>
          <table:table-cell office:value-type="float" office:value="0.00006" calcext:value-type="float">
            <text:p>6E-05</text:p>
          </table:table-cell>
          <table:table-cell/>
        </table:table-row>
        <table:table-row table:style-name="ro1">
          <table:table-cell table:formula="of:= 15 + [.A11]" office:value-type="float" office:value="135" calcext:value-type="float">
            <text:p>135</text:p>
          </table:table-cell>
          <table:table-cell office:value-type="float" office:value="0.00077" calcext:value-type="float">
            <text:p>0.00077</text:p>
          </table:table-cell>
          <table:table-cell table:number-columns-repeated="11"/>
          <table:table-cell office:value-type="float" office:value="120" calcext:value-type="float">
            <text:p>120</text:p>
          </table:table-cell>
          <table:table-cell office:value-type="float" office:value="0.00004" calcext:value-type="float">
            <text:p>4E-05</text:p>
          </table:table-cell>
          <table:table-cell/>
        </table:table-row>
        <table:table-row table:style-name="ro1">
          <table:table-cell table:formula="of:= 15 + [.A12]" office:value-type="float" office:value="150" calcext:value-type="float">
            <text:p>150</text:p>
          </table:table-cell>
          <table:table-cell office:value-type="float" office:value="0.00076" calcext:value-type="float">
            <text:p>0.00076</text:p>
          </table:table-cell>
          <table:table-cell table:number-columns-repeated="11"/>
          <table:table-cell office:value-type="float" office:value="135" calcext:value-type="float">
            <text:p>135</text:p>
          </table:table-cell>
          <table:table-cell office:value-type="float" office:value="0.00002" calcext:value-type="float">
            <text:p>2E-05</text:p>
          </table:table-cell>
          <table:table-cell/>
        </table:table-row>
        <table:table-row table:style-name="ro1">
          <table:table-cell table:formula="of:= 15 + [.A13]" office:value-type="float" office:value="165" calcext:value-type="float">
            <text:p>165</text:p>
          </table:table-cell>
          <table:table-cell office:value-type="float" office:value="0.00075" calcext:value-type="float">
            <text:p>0.00075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office:value-type="float" office:value="0.00001" calcext:value-type="float">
            <text:p>1E-05</text:p>
          </table:table-cell>
          <table:table-cell/>
        </table:table-row>
        <table:table-row table:style-name="ro1">
          <table:table-cell table:formula="of:= 15 + [.A14]" office:value-type="float" office:value="180" calcext:value-type="float">
            <text:p>180</text:p>
          </table:table-cell>
          <table:table-cell office:value-type="float" office:value="0.00075" calcext:value-type="float">
            <text:p>0.00075</text:p>
          </table:table-cell>
          <table:table-cell table:number-columns-repeated="11"/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 15 + [.A15]" office:value-type="float" office:value="195" calcext:value-type="float">
            <text:p>195</text:p>
          </table:table-cell>
          <table:table-cell office:value-type="float" office:value="0.00075" calcext:value-type="float">
            <text:p>0.00075</text:p>
          </table:table-cell>
          <table:table-cell table:number-columns-repeated="14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office:value-type="string" calcext:value-type="string">
            <text:p>V(V)</text:p>
          </table:table-cell>
          <table:table-cell office:value-type="string" calcext:value-type="string">
            <text:p>T (s)</text:p>
          </table:table-cell>
          <table:table-cell office:value-type="string" calcext:value-type="string">
            <text:p>Q ( C )</text:p>
          </table:table-cell>
          <table:table-cell table:number-columns-repeated="10"/>
          <table:table-cell office:value-type="string" calcext:value-type="string">
            <text:p>V(V)</text:p>
          </table:table-cell>
          <table:table-cell office:value-type="string" calcext:value-type="string">
            <text:p>T (s)</text:p>
          </table:table-cell>
          <table:table-cell office:value-type="string" calcext:value-type="string">
            <text:p>Q ( C )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formula="of:= 4.7 * 10^-5 * [.A28]" office:value-type="float" office:value="0.00001598" calcext:value-type="float">
            <text:p>1.598E-05</text:p>
          </table:table-cell>
          <table:table-cell table:number-columns-repeated="10"/>
          <table:table-cell office:value-type="float" office:value="7.08" calcext:value-type="float">
            <text:p>7.08</text:p>
          </table:table-cell>
          <table:table-cell office:value-type="float" office:value="0" calcext:value-type="float">
            <text:p>0</text:p>
          </table:table-cell>
          <table:table-cell table:formula="of:= 4.7 * 10^-5 * [.N28]" office:value-type="float" office:value="0.00033276" calcext:value-type="float">
            <text:p>0.00033276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table:formula="of:=15 + [.B28]" office:value-type="float" office:value="15" calcext:value-type="float">
            <text:p>15</text:p>
          </table:table-cell>
          <table:table-cell table:formula="of:= 4.7 * 10^-5 * [.A29]" office:value-type="float" office:value="0.00014617" calcext:value-type="float">
            <text:p>0.00014617</text:p>
          </table:table-cell>
          <table:table-cell table:number-columns-repeated="10"/>
          <table:table-cell office:value-type="float" office:value="4.29" calcext:value-type="float">
            <text:p>4.29</text:p>
          </table:table-cell>
          <table:table-cell table:formula="of:=15 + [.O28]" office:value-type="float" office:value="15" calcext:value-type="float">
            <text:p>15</text:p>
          </table:table-cell>
          <table:table-cell table:formula="of:= 4.7 * 10^-5 * [.N29]" office:value-type="float" office:value="0.00020163" calcext:value-type="float">
            <text:p>0.00020163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table:formula="of:=15 + [.B29]" office:value-type="float" office:value="30" calcext:value-type="float">
            <text:p>30</text:p>
          </table:table-cell>
          <table:table-cell table:formula="of:= 4.7 * 10^-5 * [.A30]" office:value-type="float" office:value="0.00022513" calcext:value-type="float">
            <text:p>0.00022513</text:p>
          </table:table-cell>
          <table:table-cell table:number-columns-repeated="10"/>
          <table:table-cell office:value-type="float" office:value="2.48" calcext:value-type="float">
            <text:p>2.48</text:p>
          </table:table-cell>
          <table:table-cell table:formula="of:=15 + [.O29]" office:value-type="float" office:value="30" calcext:value-type="float">
            <text:p>30</text:p>
          </table:table-cell>
          <table:table-cell table:formula="of:= 4.7 * 10^-5 * [.N30]" office:value-type="float" office:value="0.00011656" calcext:value-type="float">
            <text:p>0.00011656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table:formula="of:=15 + [.B30]" office:value-type="float" office:value="45" calcext:value-type="float">
            <text:p>45</text:p>
          </table:table-cell>
          <table:table-cell table:formula="of:= 4.7 * 10^-5 * [.A31]" office:value-type="float" office:value="0.00027918" calcext:value-type="float">
            <text:p>0.00027918</text:p>
          </table:table-cell>
          <table:table-cell table:number-columns-repeated="10"/>
          <table:table-cell office:value-type="float" office:value="1.43" calcext:value-type="float">
            <text:p>1.43</text:p>
          </table:table-cell>
          <table:table-cell table:formula="of:=15 + [.O30]" office:value-type="float" office:value="45" calcext:value-type="float">
            <text:p>45</text:p>
          </table:table-cell>
          <table:table-cell table:formula="of:= 4.7 * 10^-5 * [.N31]" office:value-type="float" office:value="0.00006721" calcext:value-type="float">
            <text:p>6.721E-05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table:formula="of:=15 + [.B31]" office:value-type="float" office:value="60" calcext:value-type="float">
            <text:p>60</text:p>
          </table:table-cell>
          <table:table-cell table:formula="of:= 4.7 * 10^-5 * [.A32]" office:value-type="float" office:value="0.00030926" calcext:value-type="float">
            <text:p>0.00030926</text:p>
          </table:table-cell>
          <table:table-cell table:number-columns-repeated="10"/>
          <table:table-cell office:value-type="float" office:value="0.82" calcext:value-type="float">
            <text:p>0.82</text:p>
          </table:table-cell>
          <table:table-cell table:formula="of:=15 + [.O31]" office:value-type="float" office:value="60" calcext:value-type="float">
            <text:p>60</text:p>
          </table:table-cell>
          <table:table-cell table:formula="of:= 4.7 * 10^-5 * [.N32]" office:value-type="float" office:value="0.00003854" calcext:value-type="float">
            <text:p>3.854E-05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table:formula="of:=15 + [.B32]" office:value-type="float" office:value="75" calcext:value-type="float">
            <text:p>75</text:p>
          </table:table-cell>
          <table:table-cell table:formula="of:= 4.7 * 10^-5 * [.A33]" office:value-type="float" office:value="0.00032524" calcext:value-type="float">
            <text:p>0.00032524</text:p>
          </table:table-cell>
          <table:table-cell table:number-columns-repeated="10"/>
          <table:table-cell office:value-type="float" office:value="0.42" calcext:value-type="float">
            <text:p>0.42</text:p>
          </table:table-cell>
          <table:table-cell table:formula="of:=15 + [.O32]" office:value-type="float" office:value="75" calcext:value-type="float">
            <text:p>75</text:p>
          </table:table-cell>
          <table:table-cell table:formula="of:= 4.7 * 10^-5 * [.N33]" office:value-type="float" office:value="0.00001974" calcext:value-type="float">
            <text:p>1.974E-05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table:formula="of:=15 + [.B33]" office:value-type="float" office:value="90" calcext:value-type="float">
            <text:p>90</text:p>
          </table:table-cell>
          <table:table-cell table:formula="of:= 4.7 * 10^-5 * [.A34]" office:value-type="float" office:value="0.00033417" calcext:value-type="float">
            <text:p>0.00033417</text:p>
          </table:table-cell>
          <table:table-cell table:number-columns-repeated="10"/>
          <table:table-cell office:value-type="float" office:value="0.25" calcext:value-type="float">
            <text:p>0.25</text:p>
          </table:table-cell>
          <table:table-cell table:formula="of:=15 + [.O33]" office:value-type="float" office:value="90" calcext:value-type="float">
            <text:p>90</text:p>
          </table:table-cell>
          <table:table-cell table:formula="of:= 4.7 * 10^-5 * [.N34]" office:value-type="float" office:value="0.00001175" calcext:value-type="float">
            <text:p>1.175E-05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table:formula="of:=15 + [.B34]" office:value-type="float" office:value="105" calcext:value-type="float">
            <text:p>105</text:p>
          </table:table-cell>
          <table:table-cell table:formula="of:= 4.7 * 10^-5 * [.A35]" office:value-type="float" office:value="0.00033981" calcext:value-type="float">
            <text:p>0.00033981</text:p>
          </table:table-cell>
          <table:table-cell table:number-columns-repeated="10"/>
          <table:table-cell office:value-type="float" office:value="0.13" calcext:value-type="float">
            <text:p>0.13</text:p>
          </table:table-cell>
          <table:table-cell table:formula="of:=15 + [.O34]" office:value-type="float" office:value="105" calcext:value-type="float">
            <text:p>105</text:p>
          </table:table-cell>
          <table:table-cell table:formula="of:= 4.7 * 10^-5 * [.N35]" office:value-type="float" office:value="0.00000611" calcext:value-type="float">
            <text:p>6.11E-06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table:formula="of:=15 + [.B35]" office:value-type="float" office:value="120" calcext:value-type="float">
            <text:p>120</text:p>
          </table:table-cell>
          <table:table-cell table:formula="of:= 4.7 * 10^-5 * [.A36]" office:value-type="float" office:value="0.0003431" calcext:value-type="float">
            <text:p>0.0003431</text:p>
          </table:table-cell>
          <table:table-cell table:number-columns-repeated="10"/>
          <table:table-cell office:value-type="float" office:value="0.07" calcext:value-type="float">
            <text:p>0.07</text:p>
          </table:table-cell>
          <table:table-cell table:formula="of:=15 + [.O35]" office:value-type="float" office:value="120" calcext:value-type="float">
            <text:p>120</text:p>
          </table:table-cell>
          <table:table-cell table:formula="of:= 4.7 * 10^-5 * [.N36]" office:value-type="float" office:value="0.00000329" calcext:value-type="float">
            <text:p>3.29E-06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table:formula="of:=15 + [.B36]" office:value-type="float" office:value="135" calcext:value-type="float">
            <text:p>135</text:p>
          </table:table-cell>
          <table:table-cell table:formula="of:= 4.7 * 10^-5 * [.A37]" office:value-type="float" office:value="0.00034451" calcext:value-type="float">
            <text:p>0.00034451</text:p>
          </table:table-cell>
          <table:table-cell table:number-columns-repeated="10"/>
          <table:table-cell office:value-type="float" office:value="0.04" calcext:value-type="float">
            <text:p>0.04</text:p>
          </table:table-cell>
          <table:table-cell table:formula="of:=15 + [.O36]" office:value-type="float" office:value="135" calcext:value-type="float">
            <text:p>135</text:p>
          </table:table-cell>
          <table:table-cell table:formula="of:= 4.7 * 10^-5 * [.N37]" office:value-type="float" office:value="0.00000188" calcext:value-type="float">
            <text:p>1.88E-06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table:formula="of:=15 + [.B37]" office:value-type="float" office:value="150" calcext:value-type="float">
            <text:p>150</text:p>
          </table:table-cell>
          <table:table-cell table:formula="of:= 4.7 * 10^-5 * [.A38]" office:value-type="float" office:value="0.00034545" calcext:value-type="float">
            <text:p>0.00034545</text:p>
          </table:table-cell>
          <table:table-cell table:number-columns-repeated="10"/>
          <table:table-cell office:value-type="float" office:value="0.02" calcext:value-type="float">
            <text:p>0.02</text:p>
          </table:table-cell>
          <table:table-cell table:formula="of:=15 + [.O37]" office:value-type="float" office:value="150" calcext:value-type="float">
            <text:p>150</text:p>
          </table:table-cell>
          <table:table-cell table:formula="of:= 4.7 * 10^-5 * [.N38]" office:value-type="float" office:value="0.00000094" calcext:value-type="float">
            <text:p>9.4E-07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table:formula="of:=15 + [.B38]" office:value-type="float" office:value="165" calcext:value-type="float">
            <text:p>165</text:p>
          </table:table-cell>
          <table:table-cell table:formula="of:= 4.7 * 10^-5 * [.A39]" office:value-type="float" office:value="0.00034592" calcext:value-type="float">
            <text:p>0.00034592</text:p>
          </table:table-cell>
          <table:table-cell table:number-columns-repeated="10"/>
          <table:table-cell office:value-type="float" office:value="0.01" calcext:value-type="float">
            <text:p>0.01</text:p>
          </table:table-cell>
          <table:table-cell table:formula="of:=15 + [.O38]" office:value-type="float" office:value="165" calcext:value-type="float">
            <text:p>165</text:p>
          </table:table-cell>
          <table:table-cell table:formula="of:= 4.7 * 10^-5 * [.N39]" office:value-type="float" office:value="0.00000047" calcext:value-type="float">
            <text:p>4.7E-07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table:formula="of:=15 + [.B39]" office:value-type="float" office:value="180" calcext:value-type="float">
            <text:p>180</text:p>
          </table:table-cell>
          <table:table-cell table:formula="of:= 4.7 * 10^-5 * [.A40]" office:value-type="float" office:value="0.00034639" calcext:value-type="float">
            <text:p>0.00034639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formula="of:=15 + [.O39]" office:value-type="float" office:value="180" calcext:value-type="float">
            <text:p>180</text:p>
          </table:table-cell>
          <table:table-cell table:formula="of:= 4.7 * 10^-5 * [.N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195" calcext:value-type="float">
            <text:p>195</text:p>
          </table:table-cell>
          <table:table-cell table:formula="of:= 4.7 * 10^-5 * [.A41]" office:value-type="float" office:value="0.00034639" calcext:value-type="float">
            <text:p>0.0003463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/00/0000</text:date>, <text:time style:data-style-name="N2" text:time-value="23:05:48.44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4:29:53.528000000</meta:creation-date>
    <dc:date>2017-12-04T23:29:23.700000000</dc:date>
    <meta:editing-duration>PT3H17M22S</meta:editing-duration>
    <meta:editing-cycles>6</meta:editing-cycles>
    <meta:generator>LibreOffice/5.4.1.2$Windows_x86 LibreOffice_project/ea7cb86e6eeb2bf3a5af73a8f7777ac570321527</meta:generator>
    <meta:document-statistic meta:table-count="2" meta:cell-count="53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11cm" svg:height="12.522cm" xlink:href=".." xlink:type="simple" chart:class="chart:line" chart:style-name="ch1">
        <chart:title svg:x="5.155cm" svg:y="0.385cm" chart:style-name="ch2">
          <text:p>Intensidad frente a tiempo</text:p>
        </chart:title>
        <chart:legend chart:legend-position="end" svg:x="12.494cm" svg:y="5.766cm" style:legend-expansion="high" chart:style-name="ch3"/>
        <chart:plot-area chart:style-name="ch4" table:cell-range-address="'Carga y descarga 60 microF'.A3:'Carga y descarga 60 microF'.B42" chart:data-source-has-labels="both" svg:x="0.352cm" svg:y="1.362cm" svg:width="12.254cm" svg:height="9.81cm">
          <chartooo:coordinate-region svg:x="1.635cm" svg:y="1.535cm" svg:width="10.971cm" svg:height="8.75cm"/>
          <chart:axis chart:dimension="x" chart:name="primary-x" chart:style-name="ch5" chartooo:axis-type="auto">
            <chartooo:date-scale/>
            <chart:title svg:x="5.879cm" svg:y="11.422cm" chart:style-name="ch6">
              <text:p>Tiempo</text:p>
            </chart:title>
            <chart:categories table:cell-range-address="'Carga y descarga 60 microF'.A3:'Carga y descarga 60 microF'.A42"/>
          </chart:axis>
          <chart:axis chart:dimension="y" chart:name="primary-y" chart:style-name="ch5">
            <chart:title svg:x="0cm" svg:y="7.078cm" chart:style-name="ch7">
              <text:p>Intensidad</text:p>
            </chart:title>
            <chart:grid chart:style-name="ch8" chart:class="major"/>
          </chart:axis>
          <chart:series chart:style-name="ch9" chart:values-cell-range-address="'Carga y descarga 60 microF'.B3:'Carga y descarga 60 microF'.B42" chart:label-cell-address="'Carga y descarga 60 microF'.B21:'Carga y descarga 60 microF'.B21" chart:class="chart:line">
            <chart:regression-curve chart:style-name="ch10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(A)</text:p>
                <draw:g>
                  <svg:desc>'Carga y descarga 60 microF'.B21:'Carga y descarga 60 microF'.B2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arga y descarga 60 microF'.A3:'Carga y descarga 60 microF'.A42</svg:desc>
                </draw:g>
              </table:table-cell>
              <table:table-cell office:value-type="float" office:value="0.0038">
                <text:p>0.0038</text:p>
                <draw:g>
                  <svg:desc>'Carga y descarga 60 microF'.B3:'Carga y descarga 60 microF'.B42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57">
                <text:p>0.003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24">
                <text:p>0.003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263">
                <text:p>0.002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237">
                <text:p>0.0023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216">
                <text:p>0.002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0089">
                <text:p>0.0008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0085">
                <text:p>0.0008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83">
                <text:p>0.00083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0077">
                <text:p>0.0007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077">
                <text:p>0.00077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00075">
                <text:p>0.00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494cm" svg:height="12.029cm" xlink:href=".." xlink:type="simple" chart:class="chart:line" chart:style-name="ch1">
        <chart:title svg:x="5.521cm" svg:y="0.375cm" chart:style-name="ch2">
          <text:p>Carga frente a tiempo</text:p>
        </chart:title>
        <chart:legend chart:legend-position="end" svg:x="11.901cm" svg:y="5.519cm" style:legend-expansion="high" chart:style-name="ch3"/>
        <chart:plot-area chart:style-name="ch4" table:cell-range-address="'Carga y descarga 60 microF'.B49:'Carga y descarga 60 microF'.C88" chart:data-source-has-labels="both" svg:x="0.472cm" svg:y="1.342cm" svg:width="11.541cm" svg:height="9.348cm">
          <chartooo:coordinate-region svg:x="1.94cm" svg:y="1.515cm" svg:width="10.073cm" svg:height="8.288cm"/>
          <chart:axis chart:dimension="x" chart:name="primary-x" chart:style-name="ch5" chartooo:axis-type="auto">
            <chartooo:date-scale/>
            <chart:title svg:x="5.642cm" svg:y="10.93cm" chart:style-name="ch6">
              <text:p>Tiempo</text:p>
            </chart:title>
            <chart:categories table:cell-range-address="'Carga y descarga 60 microF'.B50:'Carga y descarga 60 microF'.B88"/>
          </chart:axis>
          <chart:axis chart:dimension="y" chart:name="primary-y" chart:style-name="ch5">
            <chart:title svg:x="0cm" svg:y="6.523cm" chart:style-name="ch7">
              <text:p>Carga</text:p>
            </chart:title>
            <chart:grid chart:style-name="ch8" chart:class="major"/>
          </chart:axis>
          <chart:series chart:style-name="ch9" chart:values-cell-range-address="'Carga y descarga 60 microF'.C50:'Carga y descarga 60 microF'.C88" chart:label-cell-address="'Carga y descarga 60 microF'.C49:'Carga y descarga 60 microF'.C49" chart:class="chart:line">
            <chart:regression-curve chart:style-name="ch10"/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 ( C )</text:p>
                <draw:g>
                  <svg:desc>'Carga y descarga 60 microF'.C49:'Carga y descarga 60 microF'.C4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arga y descarga 60 microF'.B50:'Carga y descarga 60 microF'.B88</svg:desc>
                </draw:g>
              </table:table-cell>
              <table:table-cell office:value-type="float" office:value="0.0000024">
                <text:p>0.0000024</text:p>
                <draw:g>
                  <svg:desc>'Carga y descarga 60 microF'.C50:'Carga y descarga 60 microF'.C88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1038">
                <text:p>0.000103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1458">
                <text:p>0.00014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1812">
                <text:p>0.000181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2166">
                <text:p>0.000216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2436">
                <text:p>0.000243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2694">
                <text:p>0.000269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2892">
                <text:p>0.000289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3078">
                <text:p>0.000307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324">
                <text:p>0.00032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3378">
                <text:p>0.00033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3492">
                <text:p>0.000349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03612">
                <text:p>0.000361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3672">
                <text:p>0.000367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03786">
                <text:p>0.000378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3858">
                <text:p>0.000385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03918">
                <text:p>0.000391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3966">
                <text:p>0.000396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00402">
                <text:p>0.0004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4056">
                <text:p>0.000405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004092">
                <text:p>0.000409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4122">
                <text:p>0.0004122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004152">
                <text:p>0.000415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4176">
                <text:p>0.0004176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004194">
                <text:p>0.000419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4212">
                <text:p>0.000421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04242">
                <text:p>0.000424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426">
                <text:p>0.00042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004272">
                <text:p>0.000427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4278">
                <text:p>0.0004278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004284">
                <text:p>0.000428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429">
                <text:p>0.000429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004296">
                <text:p>0.000429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04302">
                <text:p>0.0004302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0004308">
                <text:p>0.000430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4308">
                <text:p>0.0004308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0004308">
                <text:p>0.0004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33cm" svg:height="11.043cm" xlink:href=".." xlink:type="simple" chart:class="chart:line" chart:style-name="ch1">
        <chart:title svg:x="5.116cm" svg:y="0.355cm" chart:style-name="ch2">
          <text:p>Intensidad frente a tiempo</text:p>
        </chart:title>
        <chart:legend chart:legend-position="end" svg:x="12.416cm" svg:y="5.026cm" style:legend-expansion="high" chart:style-name="ch3"/>
        <chart:plot-area chart:style-name="ch4" table:cell-range-address="'Carga y descarga 60 microF'.P2:'Carga y descarga 60 microF'.Q40" chart:data-source-has-labels="both" svg:x="0.426cm" svg:y="1.302cm" svg:width="12.103cm" svg:height="8.422cm">
          <chartooo:coordinate-region svg:x="1.709cm" svg:y="1.475cm" svg:width="10.82cm" svg:height="7.362cm"/>
          <chart:axis chart:dimension="x" chart:name="primary-x" chart:style-name="ch5" chartooo:axis-type="auto">
            <chartooo:date-scale/>
            <chart:title svg:x="5.877cm" svg:y="9.944cm" chart:style-name="ch6">
              <text:p>Tiempo</text:p>
            </chart:title>
            <chart:categories table:cell-range-address="'Carga y descarga 60 microF'.P3:'Carga y descarga 60 microF'.P40"/>
          </chart:axis>
          <chart:axis chart:dimension="y" chart:name="primary-y" chart:style-name="ch5">
            <chart:title svg:x="0cm" svg:y="6.324cm" chart:style-name="ch7">
              <text:p>Intensidad</text:p>
            </chart:title>
            <chart:grid chart:style-name="ch8" chart:class="major"/>
          </chart:axis>
          <chart:series chart:style-name="ch9" chart:values-cell-range-address="'Carga y descarga 60 microF'.Q3:'Carga y descarga 60 microF'.Q40" chart:label-cell-address="'Carga y descarga 60 microF'.Q2:'Carga y descarga 60 microF'.Q2" chart:class="chart:line">
            <chart:regression-curve chart:style-name="ch10"/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(A)</text:p>
                <draw:g>
                  <svg:desc>'Carga y descarga 60 microF'.Q2:'Carga y descarga 60 microF'.Q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arga y descarga 60 microF'.P3:'Carga y descarga 60 microF'.P40</svg:desc>
                </draw:g>
              </table:table-cell>
              <table:table-cell office:value-type="float" office:value="0.00312">
                <text:p>0.00312</text:p>
                <draw:g>
                  <svg:desc>'Carga y descarga 60 microF'.Q3:'Carga y descarga 60 microF'.Q4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73">
                <text:p>0.002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42">
                <text:p>0.0024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214">
                <text:p>0.002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83">
                <text:p>0.0008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72">
                <text:p>0.0007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62">
                <text:p>0.0006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00002">
                <text:p>0.000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456cm" svg:height="10.1cm" xlink:href=".." xlink:type="simple" chart:class="chart:line" chart:style-name="ch1">
        <chart:title svg:x="5.502cm" svg:y="0.337cm" chart:style-name="ch2">
          <text:p>Carga frente a tiempo</text:p>
        </chart:title>
        <chart:legend chart:legend-position="end" svg:x="11.969cm" svg:y="4.555cm" style:legend-expansion="high" chart:style-name="ch3"/>
        <chart:plot-area chart:style-name="ch4" table:cell-range-address="'Carga y descarga 60 microF'.S49:'Carga y descarga 60 microF'.T87" chart:data-source-has-labels="both" svg:x="0.668cm" svg:y="1.265cm" svg:width="11.298cm" svg:height="7.532cm">
          <chartooo:coordinate-region svg:x="2.136cm" svg:y="1.438cm" svg:width="9.83cm" svg:height="6.472cm"/>
          <chart:axis chart:dimension="x" chart:name="primary-x" chart:style-name="ch5" chartooo:axis-type="auto">
            <chartooo:date-scale/>
            <chart:title svg:x="5.717cm" svg:y="8.999cm" chart:style-name="ch6">
              <text:p>Tiempo</text:p>
            </chart:title>
            <chart:categories table:cell-range-address="'Carga y descarga 60 microF'.S50:'Carga y descarga 60 microF'.S87"/>
          </chart:axis>
          <chart:axis chart:dimension="y" chart:name="primary-y" chart:style-name="ch5">
            <chart:title svg:x="0cm" svg:y="5.538cm" chart:style-name="ch7">
              <text:p>Carga</text:p>
            </chart:title>
            <chart:grid chart:style-name="ch8" chart:class="major"/>
          </chart:axis>
          <chart:series chart:style-name="ch9" chart:values-cell-range-address="'Carga y descarga 60 microF'.T50:'Carga y descarga 60 microF'.T87" chart:label-cell-address="'Carga y descarga 60 microF'.T49:'Carga y descarga 60 microF'.T49" chart:class="chart:line">
            <chart:regression-curve chart:style-name="ch10"/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( C )</text:p>
                <draw:g>
                  <svg:desc>'Carga y descarga 60 microF'.T49:'Carga y descarga 60 microF'.T4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arga y descarga 60 microF'.S50:'Carga y descarga 60 microF'.S87</svg:desc>
                </draw:g>
              </table:table-cell>
              <table:table-cell office:value-type="float" office:value="0.0004302">
                <text:p>0.0004302</text:p>
                <draw:g>
                  <svg:desc>'Carga y descarga 60 microF'.T50:'Carga y descarga 60 microF'.T87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3768">
                <text:p>0.00037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3288">
                <text:p>0.000328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2868">
                <text:p>0.00028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2184">
                <text:p>0.000218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1896">
                <text:p>0.000189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1656">
                <text:p>0.000165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1254">
                <text:p>0.000125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1086">
                <text:p>0.000108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948">
                <text:p>0.000094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0828">
                <text:p>0.000082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00624">
                <text:p>0.000062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00474">
                <text:p>0.000047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414">
                <text:p>0.000041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306">
                <text:p>0.000030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234">
                <text:p>0.000023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174">
                <text:p>0.0000174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000156">
                <text:p>0.000015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132">
                <text:p>0.000013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000114">
                <text:p>0.000011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102">
                <text:p>0.000010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00084">
                <text:p>0.000008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072">
                <text:p>0.0000072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000066">
                <text:p>0.000006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054">
                <text:p>0.0000054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000048">
                <text:p>0.000004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042">
                <text:p>0.0000042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000036">
                <text:p>0.000003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0000024">
                <text:p>0.000002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0024">
                <text:p>0.0000024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0000024">
                <text:p>0.00000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416cm" svg:height="10.017cm" xlink:href=".." xlink:type="simple" chart:class="chart:line" chart:style-name="ch1">
        <chart:title svg:x="5.482cm" svg:y="0.335cm" chart:style-name="ch2">
          <text:p>Carga frente a tiempo</text:p>
        </chart:title>
        <chart:legend chart:legend-position="end" svg:x="11.823cm" svg:y="4.513cm" style:legend-expansion="high" chart:style-name="ch3"/>
        <chart:plot-area chart:style-name="ch4" table:cell-range-address="'Carga y descarga 4,7 microF'.B27:'Carga y descarga 4,7 microF'.C41" chart:data-source-has-labels="both" svg:x="1.267cm" svg:y="1.288cm" svg:width="10.248cm" svg:height="7.6cm">
          <chartooo:coordinate-region svg:x="2.55cm" svg:y="1.461cm" svg:width="8.5cm" svg:height="6.833cm"/>
          <chart:axis chart:dimension="x" chart:name="primary-x" chart:style-name="ch5" chartooo:axis-type="auto">
            <chartooo:date-scale/>
            <chart:title svg:x="5.791cm" svg:y="9.088cm" chart:style-name="ch6">
              <text:p>Tiempo</text:p>
            </chart:title>
            <chart:categories table:cell-range-address="'Carga y descarga 4,7 microF'.B28:'Carga y descarga 4,7 microF'.B41"/>
          </chart:axis>
          <chart:axis chart:dimension="y" chart:name="primary-y" chart:style-name="ch5">
            <chart:title svg:x="0.451cm" svg:y="5.595cm" chart:style-name="ch7">
              <text:p>Carga</text:p>
            </chart:title>
            <chart:grid chart:style-name="ch8" chart:class="major"/>
          </chart:axis>
          <chart:series chart:style-name="ch9" chart:values-cell-range-address="'Carga y descarga 4,7 microF'.C28:'Carga y descarga 4,7 microF'.C41" chart:label-cell-address="'Carga y descarga 4,7 microF'.C27:'Carga y descarga 4,7 microF'.C27" chart:class="chart:line">
            <chart:regression-curve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 ( C )</text:p>
                <draw:g>
                  <svg:desc>'Carga y descarga 4,7 microF'.C27:'Carga y descarga 4,7 microF'.C2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arga y descarga 4,7 microF'.B28:'Carga y descarga 4,7 microF'.B41</svg:desc>
                </draw:g>
              </table:table-cell>
              <table:table-cell office:value-type="float" office:value="0.00001598">
                <text:p>0.00001598</text:p>
                <draw:g>
                  <svg:desc>'Carga y descarga 4,7 microF'.C28:'Carga y descarga 4,7 microF'.C4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14617">
                <text:p>0.000146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22513">
                <text:p>0.0002251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27918">
                <text:p>0.000279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30926">
                <text:p>0.0003092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32524">
                <text:p>0.000325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33417">
                <text:p>0.0003341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33981">
                <text:p>0.0003398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3431">
                <text:p>0.000343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34451">
                <text:p>0.0003445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34545">
                <text:p>0.0003454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34592">
                <text:p>0.0003459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34639">
                <text:p>0.0003463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034639">
                <text:p>0.000346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494cm" svg:height="10.469cm" xlink:href=".." xlink:type="simple" chart:class="chart:line" chart:style-name="ch1">
        <chart:title svg:x="5.097cm" svg:y="0.344cm" chart:style-name="ch2">
          <text:p>Intensidad frente a tiempo</text:p>
        </chart:title>
        <chart:legend chart:legend-position="end" svg:x="12.377cm" svg:y="4.739cm" style:legend-expansion="high" chart:style-name="ch3"/>
        <chart:plot-area chart:style-name="ch4" table:cell-range-address="'Carga y descarga 4,7 microF'.N3:'Carga y descarga 4,7 microF'.N14 'Carga y descarga 4,7 microF'.O3:'Carga y descarga 4,7 microF'.O15" chart:data-source-has-labels="both" svg:x="-0.45cm" svg:y="0.923cm" svg:width="14.008cm" svg:height="8.171cm">
          <chartooo:coordinate-region svg:x="0.833cm" svg:y="1.097cm" svg:width="12.445cm" svg:height="7.403cm"/>
          <chart:axis chart:dimension="x" chart:name="primary-x" chart:style-name="ch5" chartooo:axis-type="auto">
            <chartooo:date-scale/>
            <chart:title svg:x="5.954cm" svg:y="9.303cm" chart:style-name="ch6">
              <text:p>Tiempo</text:p>
            </chart:title>
            <chart:categories table:cell-range-address="'Carga y descarga 4,7 microF'.N3:'Carga y descarga 4,7 microF'.N14"/>
          </chart:axis>
          <chart:axis chart:dimension="y" chart:name="primary-y" chart:style-name="ch5">
            <chart:title svg:x="0cm" svg:y="5.819cm" chart:style-name="ch7">
              <text:p>Intensidad</text:p>
            </chart:title>
            <chart:grid chart:style-name="ch8" chart:class="major"/>
          </chart:axis>
          <chart:series chart:style-name="ch9" chart:values-cell-range-address="'Carga y descarga 4,7 microF'.O4:'Carga y descarga 4,7 microF'.O15" chart:label-cell-address="'Carga y descarga 4,7 microF'.O3:'Carga y descarga 4,7 microF'.O3" chart:class="chart:line">
            <chart:regression-curve chart:style-name="ch1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(A)</text:p>
                <draw:g>
                  <svg:desc>'Carga y descarga 4,7 microF'.O3:'Carga y descarga 4,7 microF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(s)</text:p>
                <draw:g>
                  <svg:desc>'Carga y descarga 4,7 microF'.N3:'Carga y descarga 4,7 microF'.N14</svg:desc>
                </draw:g>
              </table:table-cell>
              <table:table-cell office:value-type="float" office:value="0.00316">
                <text:p>0.00316</text:p>
                <draw:g>
                  <svg:desc>'Carga y descarga 4,7 microF'.O4:'Carga y descarga 4,7 microF'.O1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112">
                <text:p>0.001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5cm" svg:y="0.315cm" chart:style-name="ch2">
          <text:p>Intensidad frente a tiempo</text:p>
        </chart:title>
        <chart:legend chart:legend-position="end" svg:x="12.672cm" svg:y="4.005cm" style:legend-expansion="high" chart:style-name="ch3"/>
        <chart:plot-area chart:style-name="ch4" table:cell-range-address="'Carga y descarga 4,7 microF'.A2:'Carga y descarga 4,7 microF'.B16" chart:data-source-has-labels="both" svg:x="1.279cm" svg:y="1.248cm" svg:width="11.073cm" svg:height="6.643cm">
          <chartooo:coordinate-region svg:x="2.562cm" svg:y="1.421cm" svg:width="9.51cm" svg:height="5.876cm"/>
          <chart:axis chart:dimension="x" chart:name="primary-x" chart:style-name="ch5" chartooo:axis-type="auto">
            <chartooo:date-scale/>
            <chart:title svg:x="6.215cm" svg:y="8.071cm" chart:style-name="ch6">
              <text:p>Tiempo</text:p>
            </chart:title>
            <chart:categories table:cell-range-address="'Carga y descarga 4,7 microF'.A3:'Carga y descarga 4,7 microF'.A16"/>
          </chart:axis>
          <chart:axis chart:dimension="y" chart:name="primary-y" chart:style-name="ch5">
            <chart:title svg:x="0.451cm" svg:y="5.38cm" chart:style-name="ch7">
              <text:p>Intensidad</text:p>
            </chart:title>
            <chart:grid chart:style-name="ch8" chart:class="major"/>
          </chart:axis>
          <chart:series chart:style-name="ch9" chart:values-cell-range-address="'Carga y descarga 4,7 microF'.B3:'Carga y descarga 4,7 microF'.B16" chart:label-cell-address="'Carga y descarga 4,7 microF'.B2:'Carga y descarga 4,7 microF'.B2" chart:class="chart:line">
            <chart:regression-curve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 (A) </text:p>
                <draw:g>
                  <svg:desc>'Carga y descarga 4,7 microF'.B2:'Carga y descarga 4,7 microF'.B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arga y descarga 4,7 microF'.A3:'Carga y descarga 4,7 microF'.A16</svg:desc>
                </draw:g>
              </table:table-cell>
              <table:table-cell office:value-type="float" office:value="0.00382">
                <text:p>0.00382</text:p>
                <draw:g>
                  <svg:desc>'Carga y descarga 4,7 microF'.B3:'Carga y descarga 4,7 microF'.B16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68">
                <text:p>0.002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86">
                <text:p>0.0008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77">
                <text:p>0.0007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075">
                <text:p>0.000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2cm" svg:height="9.524cm" xlink:href=".." xlink:type="simple" chart:class="chart:line" chart:style-name="ch1">
        <chart:title svg:x="4.684cm" svg:y="0.325cm" chart:style-name="ch2">
          <text:p>Carga frente a tiempo</text:p>
        </chart:title>
        <chart:legend chart:legend-position="end" svg:x="10.227cm" svg:y="4.267cm" style:legend-expansion="high" chart:style-name="ch3"/>
        <chart:plot-area chart:style-name="ch4" table:cell-range-address="'Carga y descarga 4,7 microF'.O27:'Carga y descarga 4,7 microF'.P40" chart:data-source-has-labels="both" svg:x="0.55cm" svg:y="0.223cm" svg:width="10.072cm" svg:height="8.863cm">
          <chartooo:coordinate-region svg:x="2.018cm" svg:y="0.396cm" svg:width="8.324cm" svg:height="8.096cm"/>
          <chart:axis chart:dimension="x" chart:name="primary-x" chart:style-name="ch5" chartooo:axis-type="auto">
            <chartooo:date-scale/>
            <chart:title svg:x="4.986cm" svg:y="9.016cm" chart:style-name="ch6">
              <text:p>Tiempo</text:p>
            </chart:title>
            <chart:categories table:cell-range-address="'Carga y descarga 4,7 microF'.O28:'Carga y descarga 4,7 microF'.O40"/>
          </chart:axis>
          <chart:axis chart:dimension="y" chart:name="primary-y" chart:style-name="ch5">
            <chart:title svg:x="0cm" svg:y="5.161cm" chart:style-name="ch7">
              <text:p>Carga</text:p>
            </chart:title>
            <chart:grid chart:style-name="ch8" chart:class="major"/>
          </chart:axis>
          <chart:series chart:style-name="ch9" chart:values-cell-range-address="'Carga y descarga 4,7 microF'.P28:'Carga y descarga 4,7 microF'.P40" chart:label-cell-address="'Carga y descarga 4,7 microF'.P27:'Carga y descarga 4,7 microF'.P27" chart:class="chart:line">
            <chart:regression-curve chart:style-name="ch10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 ( C )</text:p>
                <draw:g>
                  <svg:desc>'Carga y descarga 4,7 microF'.P27:'Carga y descarga 4,7 microF'.P2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arga y descarga 4,7 microF'.O28:'Carga y descarga 4,7 microF'.O40</svg:desc>
                </draw:g>
              </table:table-cell>
              <table:table-cell office:value-type="float" office:value="0.00033276">
                <text:p>0.00033276</text:p>
                <draw:g>
                  <svg:desc>'Carga y descarga 4,7 microF'.P28:'Carga y descarga 4,7 microF'.P4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20163">
                <text:p>0.000201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11656">
                <text:p>0.0001165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6721">
                <text:p>0.000067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3854">
                <text:p>0.0000385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01974">
                <text:p>0.000019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1175">
                <text:p>0.0000117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00611">
                <text:p>0.0000061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0329">
                <text:p>0.0000032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00188">
                <text:p>0.0000018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0094">
                <text:p>0.0000009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00047">
                <text:p>0.0000004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